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ce style:name="Calibri1" svg:font-family="Calibri"/>
    <style:font-face style:name="Courier New" svg:font-family="'Courier New'"/>
    <style:font-face style:name="OpenSymbol" svg:font-family="OpenSymbol"/>
    <style:font-face style:name="Symbol" svg:font-family="Symbol"/>
    <style:font-face style:name="Times New Roman" svg:font-family="'Times New Roman'"/>
    <style:font-face style:name="Times New Roman1" svg:font-family="'Times New Roman', serif"/>
    <style:font-face style:name="Wingdings" svg:font-family="Wingdings"/>
    <style:font-face style:name="Courier New1" svg:font-family="'Courier New'" style:font-family-generic="modern" style:font-pitch="fixed"/>
    <style:font-face style:name="Consolas" svg:font-family="Consolas" style:font-family-generic="swiss" style:font-pitch="fixed"/>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249cm" fo:margin-left="0cm" table:align="left" style:may-break-between-rows="true" style:writing-mode="lr-tb"/>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background-color="#ffffff" fo:padding-left="0.191cm" fo:padding-right="0.191cm" fo:padding-top="0cm" fo:padding-bottom="0cm" fo:border="0.018cm solid #000000" fo:vertical-align="top">
        <style:background-image/>
      </style:table-cell-properties>
    </style:style>
    <style:style style:name="Table1.A6" style:family="table-cell">
      <style:table-cell-properties fo:background-color="#ffffff" fo:padding-left="0.191cm" fo:padding-right="0.191cm" fo:padding-top="0cm" fo:padding-bottom="0cm" fo:border-left="0.018cm solid #000000" fo:border-right="0.018cm solid #000000" fo:border-top="0.002cm solid #000000" fo:border-bottom="0.002cm solid #000000" fo:vertical-align="top">
        <style:background-image/>
      </style:table-cell-properties>
    </style:style>
    <style:style style:name="Table1.A10"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e1.A13" style:family="table-cell" style:data-style-name="N36">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le1.B13" style:family="table-cell" style:data-style-name="N37">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le1.C13" style:family="table-cell">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end" style:justify-single-word="false"/>
      <style:text-properties style:use-window-font-color="true" style:font-name="Arial" fo:font-size="14pt" fo:font-weight="bold"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7" style:family="paragraph" style:parent-style-name="Standard">
      <style:paragraph-properties fo:line-height="100%" fo:text-align="start" style:justify-single-word="false"/>
      <style:text-properties style:use-window-font-color="true" style:font-name="Arial" fo:font-size="10pt" fo:font-weight="normal" fo:background-color="#ffffff" style:font-name-asian="Arial" style:font-name-complex="Arial"/>
    </style:style>
    <style:style style:name="P8" style:family="paragraph" style:parent-style-name="Standard">
      <style:paragraph-properties fo:line-height="100%" fo:text-align="start" style:justify-single-word="false"/>
      <style:text-properties style:use-window-font-color="true" style:font-name="Arial" fo:font-size="10pt" fo:font-weight="bold" fo:background-color="transparent" style:font-name-asian="Arial" style:font-name-complex="Arial"/>
    </style:style>
    <style:style style:name="P9" style:family="paragraph" style:parent-style-name="Standard">
      <style:paragraph-properties fo:line-height="100%" fo:text-align="start" style:justify-single-word="false"/>
      <style:text-properties style:use-window-font-color="true" style:font-name="Arial" fo:font-size="13pt" fo:font-weight="bold" fo:background-color="transparent" style:font-name-asian="Arial" style:font-name-complex="Arial"/>
    </style:style>
    <style:style style:name="P10" style:family="paragraph" style:parent-style-name="Standard">
      <style:paragraph-properties fo:line-height="100%" fo:text-align="start" style:justify-single-word="false"/>
      <style:text-properties fo:color="#008000" style:font-name="Courier New" fo:font-size="8pt" fo:font-weight="normal" fo:background-color="transparent" style:font-name-asian="Courier New" style:font-name-complex="Courier New"/>
    </style:style>
    <style:style style:name="P11" style:family="paragraph" style:parent-style-name="Standard">
      <style:paragraph-properties fo:margin-top="0cm" fo:margin-bottom="0.212cm" fo:line-height="150%" fo:text-align="start" style:justify-single-word="false"/>
    </style:style>
    <style:style style:name="P12" style:family="paragraph" style:parent-style-name="Standard">
      <style:paragraph-properties fo:margin-top="0cm" fo:margin-bottom="0.212cm" fo:line-height="150%" fo:text-align="justify" style:justify-single-word="false"/>
    </style:style>
    <style:style style:name="P13" style:family="paragraph" style:parent-style-name="Standard">
      <style:paragraph-properties fo:margin-top="0cm" fo:margin-bottom="0.212cm" fo:line-height="100%" fo:text-align="end" style:justify-single-word="false"/>
      <style:text-properties style:use-window-font-color="true" style:font-name="Arial" fo:font-size="16pt" fo:font-weight="bold" fo:background-color="transparent" style:font-name-asian="Arial" style:font-name-complex="Arial"/>
    </style:style>
    <style:style style:name="P14" style:family="paragraph" style:parent-style-name="Standard">
      <style:paragraph-properties fo:margin-top="0cm" fo:margin-bottom="0.212cm" fo:line-height="100%" fo:text-align="start" style:justify-single-word="false"/>
      <style:text-properties style:use-window-font-color="true" style:font-name="Arial" fo:font-size="10pt" fo:font-weight="normal" fo:background-color="transparent" style:font-name-asian="Arial" style:font-name-complex="Arial"/>
    </style:style>
    <style:style style:name="P15" style:family="paragraph" style:parent-style-name="Standard">
      <style:paragraph-properties fo:margin-top="0cm" fo:margin-bottom="0.212cm" fo:line-height="100%" fo:text-align="start" style:justify-single-word="false">
        <style:tab-stops>
          <style:tab-stop style:position="0.635cm"/>
        </style:tab-stops>
      </style:paragraph-properties>
      <style:text-properties style:use-window-font-color="true" style:font-name="Arial" fo:font-size="14pt" fo:font-weight="bold" fo:background-color="transparent" style:font-name-asian="Arial" style:font-name-complex="Arial"/>
    </style:style>
    <style:style style:name="P16" style:family="paragraph" style:parent-style-name="Standard">
      <style:paragraph-properties fo:margin-top="0cm" fo:margin-bottom="0.212cm"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106cm" fo:margin-bottom="0.106cm" fo:line-height="100%" fo:text-align="start" style:justify-single-word="false"/>
    </style:style>
    <style:style style:name="P18" style:family="paragraph" style:parent-style-name="Standard">
      <style:paragraph-properties fo:margin-top="0.106cm" fo:margin-bottom="0.106cm" fo:line-height="100%" fo:text-align="justify" style:justify-single-word="false"/>
      <style:text-properties style:use-window-font-color="true" style:font-name="Arial" fo:font-size="10pt" fo:font-weight="bold" fo:background-color="transparent" style:font-name-asian="Arial" style:font-name-complex="Arial"/>
    </style:style>
    <style:style style:name="P19" style:family="paragraph" style:parent-style-name="Standard">
      <style:paragraph-properties fo:margin-top="0.106cm" fo:margin-bottom="0.106cm" fo:line-height="100%" fo:text-align="start" style:justify-single-word="false"/>
      <style:text-properties style:use-window-font-color="true" style:font-name="Arial" fo:font-size="10pt" fo:font-weight="bold" fo:background-color="transparent" style:font-name-asian="Arial" style:font-name-complex="Arial"/>
    </style:style>
    <style:style style:name="P20" style:family="paragraph" style:parent-style-name="Standard">
      <style:paragraph-properties fo:margin-top="0.106cm" fo:margin-bottom="0.106cm" fo:line-height="100%" fo:text-align="start" style:justify-single-word="false"/>
      <style:text-properties style:use-window-font-color="true" style:font-name="Arial" fo:font-size="10pt" fo:font-weight="normal" fo:background-color="transparent" style:font-name-asian="Arial" style:font-name-complex="Arial"/>
    </style:style>
    <style:style style:name="P21" style:family="paragraph" style:parent-style-name="Standard">
      <style:paragraph-properties fo:margin-top="0.106cm" fo:margin-bottom="0.106cm" fo:line-height="100%" fo:text-align="start" style:justify-single-word="false"/>
      <style:text-properties style:use-window-font-color="true" style:font-name="Calibri1" fo:font-size="10pt" fo:font-weight="normal" fo:background-color="transparent" style:font-name-asian="Calibri1" style:font-name-complex="Calibri1"/>
    </style:style>
    <style:style style:name="P22" style:family="paragraph" style:parent-style-name="Standard">
      <style:paragraph-properties fo:margin-top="0.212cm" fo:margin-bottom="0.212cm" fo:line-height="100%" fo:text-align="start" style:justify-single-word="false">
        <style:tab-stops>
          <style:tab-stop style:position="15.984cm" style:type="right" style:leader-style="dotted" style:leader-text="."/>
        </style:tab-stops>
      </style:paragraph-properties>
    </style:style>
    <style:style style:name="P23" style:family="paragraph" style:parent-style-name="Standard">
      <style:paragraph-properties fo:margin-top="0.212cm" fo:margin-bottom="0.212cm" fo:line-height="100%" fo:text-align="start" style:justify-single-word="false">
        <style:tab-stops>
          <style:tab-stop style:position="15.984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paragraph-properties fo:margin-left="0.353cm" fo:margin-right="0cm" fo:line-height="100%" fo:text-align="start" style:justify-single-word="false" fo:text-indent="0cm" style:auto-text-indent="false">
        <style:tab-stops>
          <style:tab-stop style:position="15.279cm" style:type="right" style:leader-style="dotted" style:leader-text="."/>
        </style:tab-stops>
      </style:paragraph-properties>
    </style:style>
    <style:style style:name="P25" style:family="paragraph" style:parent-style-name="Standard">
      <style:paragraph-properties fo:margin-left="1.058cm" fo:margin-right="0cm" fo:line-height="100%" fo:text-align="start" style:justify-single-word="false" fo:text-indent="0cm" style:auto-text-indent="false">
        <style:tab-stops>
          <style:tab-stop style:position="13.868cm" style:type="right" style:leader-style="dotted" style:leader-text="."/>
        </style:tab-stops>
      </style:paragraph-properties>
    </style:style>
    <style:style style:name="P26" style:family="paragraph" style:parent-style-name="Standard">
      <style:paragraph-properties fo:margin-left="1.27cm" fo:margin-right="0cm" fo:line-height="100%" fo:text-align="start" style:justify-single-word="false" fo:text-indent="0cm" style:auto-text-indent="false"/>
    </style:style>
    <style:style style:name="P27" style:family="paragraph" style:parent-style-name="Standard">
      <style:paragraph-properties fo:margin-left="1.27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margin-left="1.27cm" fo:margin-right="0cm" fo:line-height="100%" fo:text-align="start" style:justify-single-word="false" fo:text-indent="0cm" style:auto-text-indent="false"/>
      <style:text-properties style:use-window-font-color="true" style:font-name="Courier New" fo:font-size="8pt" style:text-underline-style="solid" style:text-underline-width="auto" style:text-underline-color="font-color" fo:font-weight="bold" style:text-underline-mode="continuous" style:text-overline-mode="continuous" style:text-line-through-mode="continuous" fo:background-color="transparent" style:font-name-asian="Courier New" style:font-name-complex="Courier New"/>
    </style:style>
    <style:style style:name="P29" style:family="paragraph" style:parent-style-name="Standard">
      <style:paragraph-properties fo:margin-left="1.27cm" fo:margin-right="0cm" fo:line-height="100%" fo:text-align="start" style:justify-single-word="false" fo:text-indent="0cm" style:auto-text-indent="false"/>
      <style:text-properties fo:color="#0000ff" style:font-name="Courier New" fo:font-size="8pt" fo:font-weight="normal" fo:background-color="transparent" style:font-name-asian="Courier New" style:font-name-complex="Courier New"/>
    </style:style>
    <style:style style:name="P30" style:family="paragraph" style:parent-style-name="Standard">
      <style:paragraph-properties fo:margin-left="1.27cm" fo:margin-right="0cm" fo:margin-top="0.106cm" fo:margin-bottom="0.353cm" fo:line-height="100%" fo:text-align="start" style:justify-single-word="false" fo:text-indent="0cm" style:auto-text-indent="false"/>
    </style:style>
    <style:style style:name="P31" style:family="paragraph" style:parent-style-name="Standard">
      <style:paragraph-properties fo:margin-left="1.27cm" fo:margin-right="0cm" fo:margin-top="0cm" fo:margin-bottom="0.423cm" fo:line-height="100%" fo:text-align="start" style:justify-single-word="false" fo:text-indent="0cm" style:auto-text-indent="false"/>
    </style:style>
    <style:style style:name="P32" style:family="paragraph" style:parent-style-name="Standard">
      <style:paragraph-properties fo:margin-left="1.27cm" fo:margin-right="0cm" fo:margin-top="0.106cm" fo:margin-bottom="0.106cm" fo:line-height="100%" fo:text-align="start" style:justify-single-word="false" fo:text-indent="0cm" style:auto-text-indent="false"/>
      <style:text-properties style:use-window-font-color="true" style:font-name="Arial" fo:font-size="10pt" fo:font-weight="normal" fo:background-color="transparent" style:font-name-asian="Arial" style:font-name-complex="Arial"/>
    </style:style>
    <style:style style:name="P33" style:family="paragraph" style:parent-style-name="Standard">
      <style:paragraph-properties fo:margin-top="0cm" fo:margin-bottom="0.423cm" fo:line-height="100%" fo:text-align="start" style:justify-single-word="false"/>
    </style:style>
    <style:style style:name="P34" style:family="paragraph" style:parent-style-name="Standard">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35" style:family="paragraph" style:parent-style-name="Standard">
      <style:paragraph-properties fo:margin-top="0cm" fo:margin-bottom="0.423cm" fo:line-height="150%" fo:text-align="justify" style:justify-single-word="false"/>
      <style:text-properties style:use-window-font-color="true" style:font-name="Arial" fo:font-size="10pt" fo:font-weight="normal" fo:background-color="transparent" style:font-name-asian="Arial" style:font-name-complex="Arial"/>
    </style:style>
    <style:style style:name="P36" style:family="paragraph" style:parent-style-name="Standard">
      <style:paragraph-properties fo:margin-top="0cm" fo:margin-bottom="0.423cm" fo:line-height="100%" fo:text-align="start" style:justify-single-word="false"/>
      <style:text-properties style:use-window-font-color="true" style:font-name="Arial" fo:font-size="10pt" fo:font-weight="bold" fo:background-color="transparent" style:font-name-asian="Arial" style:font-name-complex="Arial"/>
    </style:style>
    <style:style style:name="P37" style:family="paragraph" style:parent-style-name="Standard">
      <style:paragraph-properties fo:margin-top="0cm" fo:margin-bottom="0.423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margin-left="1.27cm" fo:margin-right="0cm" fo:line-height="100%" fo:text-align="start" style:justify-single-word="false" fo:text-indent="1.228cm" style:auto-text-indent="false"/>
    </style:style>
    <style:style style:name="P39" style:family="paragraph" style:parent-style-name="Standard">
      <style:paragraph-properties fo:margin-left="1.27cm" fo:margin-right="0cm" fo:line-height="100%" fo:text-align="start" style:justify-single-word="false" fo:text-indent="1.228cm" style:auto-text-indent="false"/>
      <style:text-properties style:use-window-font-color="true" style:font-name="Courier New" fo:font-size="10pt" fo:font-weight="normal" fo:background-color="transparent" style:font-name-asian="Courier New" style:font-name-complex="Courier New"/>
    </style:style>
    <style:style style:name="P40" style:family="paragraph" style:parent-style-name="Standard">
      <style:paragraph-properties fo:margin-left="1.27cm" fo:margin-right="0cm" fo:line-height="100%" fo:text-align="start" style:justify-single-word="false" fo:text-indent="1.228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left="0.63cm" fo:margin-right="0cm" fo:margin-top="0.423cm" fo:margin-bottom="0.353cm" fo:line-height="100%" fo:text-align="start" style:justify-single-word="false" fo:text-indent="0cm" style:auto-text-indent="false"/>
    </style:style>
    <style:style style:name="P42" style:family="paragraph" style:parent-style-name="Standard">
      <style:paragraph-properties fo:margin-left="0.63cm" fo:margin-right="0cm" fo:margin-top="0.423cm" fo:margin-bottom="0.353cm" fo:line-height="100%" fo:text-align="start" style:justify-single-word="false" fo:text-indent="0cm" style:auto-text-indent="false"/>
      <style:text-properties style:use-window-font-color="true" style:font-name="Arial" fo:font-size="10pt" fo:font-weight="normal" fo:background-color="transparent" style:font-name-asian="Arial" style:font-name-complex="Arial"/>
    </style:style>
    <style:style style:name="P43" style:family="paragraph" style:parent-style-name="Standard">
      <style:paragraph-properties fo:margin-top="0.423cm" fo:margin-bottom="0.106cm" fo:line-height="100%" fo:text-align="start" style:justify-single-word="false"/>
      <style:text-properties style:use-window-font-color="true" style:font-name="Arial" fo:font-size="14pt" fo:font-weight="bold" fo:background-color="transparent" style:font-name-asian="Arial" style:font-name-complex="Arial"/>
    </style:style>
    <style:style style:name="P44" style:family="paragraph" style:parent-style-name="Standard">
      <style:paragraph-properties fo:margin-top="0.423cm" fo:margin-bottom="0.106cm" fo:line-height="100%" fo:text-align="start" style:justify-single-word="false"/>
      <style:text-properties style:use-window-font-color="true" style:font-name="Arial" fo:font-size="13pt" fo:font-weight="bold" fo:background-color="transparent" style:font-name-asian="Arial" style:font-name-complex="Arial"/>
    </style:style>
    <style:style style:name="P45" style:family="paragraph" style:parent-style-name="Standard">
      <style:paragraph-properties fo:margin-top="0.423cm" fo:margin-bottom="0.106cm" fo:line-height="100%" fo:text-align="start" style:justify-single-word="false"/>
      <style:text-properties style:use-window-font-color="true" style:font-name="Arial" fo:font-size="11pt" fo:font-weight="bold" fo:background-color="transparent" style:font-name-asian="Arial" style:font-name-complex="Arial"/>
    </style:style>
    <style:style style:name="P46" style:family="paragraph" style:parent-style-name="Standard">
      <style:paragraph-properties fo:margin-top="0.212cm" fo:margin-bottom="0.353cm" fo:line-height="100%" fo:text-align="start" style:justify-single-word="false"/>
      <style:text-properties style:use-window-font-color="true" style:font-name="Arial" fo:font-size="10pt" fo:font-weight="normal" fo:background-color="transparent" style:font-name-asian="Arial" style:font-name-complex="Arial"/>
    </style:style>
    <style:style style:name="P47" style:family="paragraph" style:parent-style-name="Standard" style:master-page-name="">
      <style:paragraph-properties fo:margin-left="0.977cm" fo:margin-right="0cm" fo:line-height="100%" fo:text-align="start" style:justify-single-word="false" fo:text-indent="0cm" style:auto-text-indent="false" style:page-number="auto" fo:background-color="#dddddd">
        <style:background-image/>
      </style:paragraph-properties>
      <style:text-properties style:font-name="Consolas" fo:font-size="10pt" style:font-name-asian="Consolas" style:font-size-asian="10pt" style:font-name-complex="Consolas" style:font-size-complex="10pt"/>
    </style:style>
    <style:style style:name="P48" style:family="paragraph" style:parent-style-name="Standard">
      <style:paragraph-properties fo:margin-left="0.977cm" fo:margin-right="0cm" fo:line-height="100%" fo:text-align="start" style:justify-single-word="false" fo:text-indent="0cm" style:auto-text-indent="false" fo:background-color="#dddddd" style:text-autospace="none">
        <style:background-image/>
      </style:paragraph-properties>
      <style:text-properties style:font-name="Consolas" fo:font-size="10pt" style:font-name-asian="Consolas" style:font-size-asian="10pt" style:font-name-complex="Consolas" style:font-size-complex="10pt"/>
    </style:style>
    <style:style style:name="P49" style:family="paragraph" style:parent-style-name="Standard">
      <style:paragraph-properties fo:margin-left="0.977cm" fo:margin-right="0cm" fo:line-height="100%" fo:text-align="start" style:justify-single-word="false" fo:text-indent="0cm" style:auto-text-indent="false" fo:background-color="#dddddd" style:text-autospace="none">
        <style:background-image/>
      </style:paragraph-properties>
      <style:text-properties style:font-name="Consolas" fo:font-size="10pt" style:font-name-asian="Consolas" style:font-name-complex="Consolas"/>
    </style:style>
    <style:style style:name="P50" style:family="paragraph" style:parent-style-name="Standard">
      <style:paragraph-properties fo:margin-left="0.977cm" fo:margin-right="0cm" fo:line-height="100%" fo:text-align="start" style:justify-single-word="false" fo:text-indent="0cm" style:auto-text-indent="false" fo:background-color="#dddddd" style:text-autospace="none">
        <style:background-image/>
      </style:paragraph-properties>
      <style:text-properties fo:color="#000000" style:font-name="Consolas" fo:font-size="10pt" style:font-name-asian="Consolas" style:font-size-asian="10pt" style:font-name-complex="Consolas" style:font-size-complex="10pt"/>
    </style:style>
    <style:style style:name="P51" style:family="paragraph" style:parent-style-name="Standard">
      <style:paragraph-properties fo:margin-left="0.977cm" fo:margin-right="0cm" fo:line-height="100%" fo:text-align="start" style:justify-single-word="false" fo:text-indent="0cm" style:auto-text-indent="false" fo:background-color="#dddddd" style:text-autospace="none">
        <style:background-image/>
      </style:paragraph-properties>
    </style:style>
    <style:style style:name="P52" style:family="paragraph" style:parent-style-name="Standard">
      <style:paragraph-properties fo:line-height="100%" fo:text-align="end" style:justify-single-word="false"/>
      <style:text-properties style:use-window-font-color="true" style:font-name="Arial" fo:font-size="12pt" fo:font-weight="bold" fo:background-color="transparent" style:font-name-asian="Arial" style:font-name-complex="Arial"/>
    </style:style>
    <style:style style:name="P53"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55" style:family="paragraph" style:parent-style-name="Standard" style:list-style-name="L1">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56" style:family="paragraph" style:parent-style-name="Standard" style:list-style-name="L9">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57" style:family="paragraph" style:parent-style-name="Standard" style:list-style-name="L10">
      <style:paragraph-properties fo:line-height="100%" fo:text-align="start" style:justify-single-word="false"/>
      <style:text-properties style:use-window-font-color="true" style:font-name="Arial" fo:font-size="10pt" fo:font-weight="normal" fo:background-color="#ffffff" style:font-name-asian="Arial" style:font-name-complex="Arial"/>
    </style:style>
    <style:style style:name="P58" style:family="paragraph" style:parent-style-name="Standard" style:list-style-name="L11">
      <style:paragraph-properties fo:line-height="100%" fo:text-align="start" style:justify-single-word="false"/>
      <style:text-properties style:use-window-font-color="true" style:font-name="Arial" fo:font-size="10pt" fo:font-weight="normal" fo:background-color="#ffffff" style:font-name-asian="Arial" style:font-name-complex="Arial"/>
    </style:style>
    <style:style style:name="P5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12">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paragraph-properties fo:line-height="100%" fo:text-align="start" style:justify-single-word="false"/>
      <style:text-properties style:use-window-font-color="true" style:font-name="Courier New1" fo:font-size="8pt" fo:font-weight="normal" fo:background-color="transparent" style:font-name-asian="Consolas" style:font-size-asian="8pt" style:font-name-complex="Consolas" style:font-size-complex="8pt"/>
    </style:style>
    <style:style style:name="P62" style:family="paragraph" style:parent-style-name="Standard">
      <style:paragraph-properties fo:line-height="100%" fo:text-align="start" style:justify-single-word="false"/>
      <style:text-properties fo:color="#3f7f5f" style:font-name="Courier New1" fo:font-size="8pt" fo:font-weight="normal" fo:background-color="transparent" style:font-name-asian="Consolas" style:font-size-asian="8pt" style:font-name-complex="Consolas" style:font-size-complex="8pt"/>
    </style:style>
    <style:style style:name="P63" style:family="paragraph" style:parent-style-name="Standard">
      <style:paragraph-properties fo:line-height="100%" fo:text-align="start" style:justify-single-word="false"/>
      <style:text-properties fo:color="#000000" style:font-name="Arial1" fo:font-size="10pt" fo:font-weight="normal" fo:background-color="transparent" style:font-name-asian="Consolas" style:font-size-asian="10pt" style:font-weight-asian="normal" style:font-name-complex="Consolas" style:font-size-complex="10pt" style:font-weight-complex="normal"/>
    </style:style>
    <style:style style:name="P64" style:family="paragraph" style:parent-style-name="Standard">
      <style:paragraph-properties fo:line-height="100%" fo:text-align="start" style:justify-single-word="false"/>
      <style:text-properties fo:color="#000000" style:font-name="Arial1" fo:font-size="10pt" fo:font-weight="bold" fo:background-color="transparent" style:font-name-asian="Consolas" style:font-size-asian="10pt" style:font-weight-asian="bold" style:font-name-complex="Consolas" style:font-size-complex="10pt" style:font-weight-complex="bold"/>
    </style:style>
    <style:style style:name="P65" style:family="paragraph" style:parent-style-name="Standard" style:list-style-name="L2">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style>
    <style:style style:name="P66" style:family="paragraph" style:parent-style-name="Standard" style:list-style-name="L3">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style>
    <style:style style:name="P67" style:family="paragraph" style:parent-style-name="Standard" style:list-style-name="L18">
      <style:paragraph-properties fo:margin-left="0.63cm" fo:margin-right="0cm" fo:margin-top="0.423cm" fo:margin-bottom="0.353cm" fo:line-height="100%" fo:text-align="start" style:justify-single-word="false" fo:text-indent="-0.63cm" style:auto-text-indent="false">
        <style:tab-stops>
          <style:tab-stop style:position="1.894cm"/>
        </style:tab-stops>
      </style:paragraph-properties>
    </style:style>
    <style:style style:name="P68" style:family="paragraph" style:parent-style-name="Standard" style:list-style-name="L8">
      <style:paragraph-properties fo:margin-left="0.63cm" fo:margin-right="0cm" fo:margin-top="0.423cm" fo:margin-bottom="0.353cm" fo:line-height="100%" fo:text-align="start" style:justify-single-word="false" fo:text-indent="-0.63cm" style:auto-text-indent="false">
        <style:tab-stops>
          <style:tab-stop style:position="45.752cm"/>
        </style:tab-stops>
      </style:paragraph-properties>
      <style:text-properties style:use-window-font-color="true" style:font-name="Arial" fo:font-size="10pt" fo:font-weight="normal" fo:background-color="transparent" style:font-name-asian="Arial" style:font-name-complex="Arial"/>
    </style:style>
    <style:style style:name="P69" style:family="paragraph" style:parent-style-name="Standard" style:list-style-name="L18">
      <style:paragraph-properties fo:margin-left="0.63cm" fo:margin-right="0cm" fo:margin-top="0.423cm" fo:margin-bottom="0.353cm" fo:line-height="100%" fo:text-align="start" style:justify-single-word="false" fo:text-indent="-0.63cm" style:auto-text-indent="false">
        <style:tab-stops>
          <style:tab-stop style:position="1.894cm"/>
        </style:tab-stops>
      </style:paragraph-properties>
      <style:text-properties style:use-window-font-color="true" style:font-name="Arial" fo:font-size="10pt" fo:font-weight="normal" fo:background-color="transparent" style:font-name-asian="Arial" style:font-name-complex="Arial"/>
    </style:style>
    <style:style style:name="P70" style:family="paragraph" style:parent-style-name="Standard" style:list-style-name="L2">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1" style:family="paragraph" style:parent-style-name="Standard" style:list-style-name="L3">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2" style:family="paragraph" style:parent-style-name="Standard" style:list-style-name="L5">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3" style:family="paragraph" style:parent-style-name="Standard" style:list-style-name="L6">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4" style:family="paragraph" style:parent-style-name="Standard" style:list-style-name="L7">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5" style:family="paragraph" style:parent-style-name="Standard" style:list-style-name="L8">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style>
    <style:style style:name="P76" style:family="paragraph" style:parent-style-name="Standard" style:list-style-name="L4">
      <style:paragraph-properties fo:margin-left="0.63cm" fo:margin-right="0cm" fo:margin-top="0.423cm" fo:margin-bottom="0.106cm" fo:line-height="100%" fo:text-align="start" style:justify-single-word="false" fo:text-indent="-0.63cm" style:auto-text-indent="false">
        <style:tab-stops>
          <style:tab-stop style:position="45.752cm"/>
        </style:tab-stops>
      </style:paragraph-properties>
      <style:text-properties style:use-window-font-color="true" style:font-name="Arial" fo:font-size="10pt" fo:font-weight="normal" fo:background-color="transparent" style:font-name-asian="Arial" style:font-name-complex="Arial"/>
    </style:style>
    <style:style style:name="P77" style:family="paragraph" style:parent-style-name="Standard" style:list-style-name="L12" style:master-page-name="">
      <style:paragraph-properties fo:margin-left="0.977cm" fo:margin-right="0cm" fo:line-height="100%" fo:text-align="start" style:justify-single-word="false" fo:text-indent="0cm" style:auto-text-indent="false" style:page-number="auto" fo:background-color="#dddddd">
        <style:background-image/>
      </style:paragraph-properties>
      <style:text-properties fo:color="#3f5fbf" style:font-name="Consolas" fo:font-size="10pt" fo:font-weight="normal" fo:background-color="transparent" style:font-name-asian="Consolas" style:font-size-asian="10pt" style:font-name-complex="Consolas" style:font-size-complex="10pt"/>
    </style:style>
    <style:style style:name="P78" style:family="paragraph" style:parent-style-name="Standard" style:list-style-name="L13">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79" style:family="paragraph" style:parent-style-name="Standard" style:list-style-name="L14">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80" style:family="paragraph" style:parent-style-name="Standard" style:list-style-name="L15">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81" style:family="paragraph" style:parent-style-name="Standard" style:list-style-name="L16">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82" style:family="paragraph" style:parent-style-name="Standard" style:list-style-name="L17">
      <style:paragraph-properties fo:margin-top="0cm" fo:margin-bottom="0.423cm" fo:line-height="100%" fo:text-align="start" style:justify-single-word="false"/>
      <style:text-properties style:use-window-font-color="true" style:font-name="Arial" fo:font-size="10pt" fo:font-weight="normal" fo:background-color="transparent" style:font-name-asian="Arial" style:font-name-complex="Arial"/>
    </style:style>
    <style:style style:name="P83" style:family="paragraph" style:parent-style-name="Standard">
      <style:paragraph-properties fo:margin-top="0cm" fo:margin-bottom="0.423cm" fo:line-height="100%" fo:text-align="start" style:justify-single-word="false"/>
    </style:style>
    <style:style style:name="P84" style:family="paragraph" style:parent-style-name="Standard" style:list-style-name="L13">
      <style:paragraph-properties fo:margin-top="0cm" fo:margin-bottom="0.423cm" fo:line-height="100%" fo:text-align="start" style:justify-single-word="false"/>
    </style:style>
    <style:style style:name="P85" style:family="paragraph" style:parent-style-name="Standard" style:list-style-name="L17">
      <style:paragraph-properties fo:margin-top="0cm" fo:margin-bottom="0.423cm" fo:line-height="100%" fo:text-align="start" style:justify-single-word="false"/>
    </style:style>
    <style:style style:name="P86" style:family="paragraph" style:parent-style-name="Standard">
      <style:paragraph-properties fo:margin-top="0cm" fo:margin-bottom="0.423cm" fo:line-height="100%" fo:text-align="start" style:justify-single-word="false"/>
      <style:text-properties style:font-name="Consolas" fo:font-size="10pt" style:font-name-asian="Consolas" style:font-size-asian="10pt" style:font-name-complex="Consolas" style:font-size-complex="10pt"/>
    </style:style>
    <style:style style:name="P87" style:family="paragraph" style:parent-style-name="Standard">
      <style:paragraph-properties fo:margin-top="0.106cm" fo:margin-bottom="0.106cm" fo:line-height="100%" fo:text-align="start" style:justify-single-word="false"/>
      <style:text-properties style:use-window-font-color="true" style:font-name="Calibri1" fo:font-size="10pt" fo:font-weight="normal" fo:background-color="transparent" style:font-name-asian="Calibri1" style:font-name-complex="Calibri1"/>
    </style:style>
    <style:style style:name="P88" style:family="paragraph" style:parent-style-name="Standard">
      <style:paragraph-properties fo:margin-top="0.106cm" fo:margin-bottom="0.106cm" fo:line-height="100%" fo:text-align="start" style:justify-single-word="false"/>
      <style:text-properties style:use-window-font-color="true" style:font-name="Arial" fo:font-size="10pt" fo:font-weight="normal" fo:background-color="transparent" style:font-name-asian="Arial" style:font-name-complex="Arial"/>
    </style:style>
    <style:style style:name="P89" style:family="paragraph" style:parent-style-name="Standard">
      <style:paragraph-properties fo:margin-top="0.106cm" fo:margin-bottom="0.106cm" fo:line-height="100%" fo:text-align="start" style:justify-single-word="false"/>
    </style:style>
    <style:style style:name="P90"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1" fo:font-size="8pt" style:font-name-asian="Consolas" style:font-size-asian="8pt" style:font-name-complex="Consolas" style:font-size-complex="8pt"/>
    </style:style>
    <style:style style:name="P9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Consolas" style:font-size-asian="10pt" style:font-name-complex="Consolas" style:font-size-complex="10pt"/>
    </style:style>
    <style:style style:name="P9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8pt" style:font-name-asian="Consolas" style:font-size-asian="8pt" style:font-name-complex="Consolas" style:font-size-complex="8pt"/>
    </style:style>
    <style:style style:name="P9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Arial1" fo:font-size="10pt" fo:font-weight="normal" style:font-name-asian="Consolas" style:font-size-asian="10pt" style:font-weight-asian="normal" style:font-name-complex="Consolas" style:font-size-complex="10pt" style:font-weight-complex="normal"/>
    </style:style>
    <style:style style:name="P94" style:family="paragraph" style:parent-style-name="Standard" style:list-style-name="">
      <style:paragraph-properties fo:margin-left="0cm" fo:margin-right="0cm" fo:line-height="100%" fo:text-align="start" style:justify-single-word="false" fo:text-indent="0cm" style:auto-text-indent="false" style:text-autospace="none"/>
      <style:text-properties fo:color="#000000" style:font-name="Arial1" fo:font-size="10pt" fo:font-weight="normal" style:font-name-asian="Consolas" style:font-size-asian="10pt" style:font-weight-asian="normal" style:font-name-complex="Consolas" style:font-size-complex="10pt" style:font-weight-complex="normal"/>
    </style:style>
    <style:style style:name="P9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Arial1" fo:font-size="10pt" fo:font-weight="bold" style:font-name-asian="Consolas" style:font-size-asian="10pt" style:font-weight-asian="bold" style:font-name-complex="Consolas" style:font-size-complex="10pt" style:font-weight-complex="bold"/>
    </style:style>
    <style:style style:name="P96" style:family="paragraph" style:parent-style-name="Standard" style:list-style-name="">
      <style:paragraph-properties fo:margin-left="0cm" fo:margin-right="0cm" fo:line-height="100%" fo:text-align="start" style:justify-single-word="false" fo:text-indent="0cm" style:auto-text-indent="false" style:text-autospace="none"/>
      <style:text-properties fo:color="#000000" style:font-name="Arial1" fo:font-size="10pt" fo:font-weight="bold" style:font-name-asian="Consolas" style:font-size-asian="10pt" style:font-weight-asian="bold" style:font-name-complex="Consolas" style:font-size-complex="10pt" style:font-weight-complex="bold"/>
    </style:style>
    <style:style style:name="P97" style:family="paragraph" style:parent-style-name="Standard" style:list-style-name="">
      <style:paragraph-properties fo:margin-left="0cm" fo:margin-right="0cm" fo:line-height="100%" fo:text-align="start" style:justify-single-word="false" fo:text-indent="0cm" style:auto-text-indent="false" style:text-autospace="none"/>
      <style:text-properties fo:color="#000000" style:font-name="Arial1" fo:font-size="10pt" fo:font-weight="bold" fo:background-color="transparent" style:font-name-asian="Consolas" style:font-size-asian="10pt" style:font-weight-asian="bold" style:font-name-complex="Consolas" style:font-size-complex="10pt" style:font-weight-complex="bold"/>
    </style:style>
    <style:style style:name="P98" style:family="paragraph" style:parent-style-name="Standard" style:list-style-name="">
      <style:paragraph-properties fo:margin-left="0cm" fo:margin-right="0cm" fo:line-height="100%" fo:text-align="start" style:justify-single-word="false" fo:text-indent="0cm" style:auto-text-indent="false" style:text-autospace="none"/>
      <style:text-properties fo:color="#000000" style:font-name="Arial1" fo:font-size="10pt" style:text-underline-style="none" fo:font-weight="normal" fo:background-color="transparent" style:font-name-asian="Consolas" style:font-size-asian="10pt" style:font-weight-asian="normal" style:font-name-complex="Consolas" style:font-size-complex="10pt" style:font-weight-complex="normal"/>
    </style:style>
    <style:style style:name="P99" style:family="paragraph" style:parent-style-name="Standard" style:list-style-name="">
      <style:paragraph-properties fo:margin-left="0cm" fo:margin-right="0cm" fo:line-height="100%" fo:text-align="start" style:justify-single-word="false" fo:text-indent="0cm" style:auto-text-indent="false" style:text-autospace="none"/>
    </style:style>
    <style:style style:name="P100" style:family="paragraph" style:parent-style-name="Standard" style:list-style-name="">
      <style:paragraph-properties fo:margin-left="0cm" fo:margin-right="0cm" fo:text-align="start" style:justify-single-word="false" fo:text-indent="0cm" style:auto-text-indent="false" style:text-autospace="none"/>
    </style:style>
    <style:style style:name="P101" style:family="paragraph" style:parent-style-name="Standard" style:list-style-name="" style:master-page-name="">
      <style:paragraph-properties fo:margin-left="0cm" fo:margin-right="0cm" fo:text-align="start" style:justify-single-word="false" fo:text-indent="1.974cm" style:auto-text-indent="false" style:page-number="auto" style:text-autospace="none"/>
      <style:text-properties style:font-name="Courier New1" fo:font-size="10pt" style:font-name-asian="Consolas" style:font-size-asian="10pt" style:font-name-complex="Consolas" style:font-size-complex="10pt"/>
    </style:style>
    <style:style style:name="P102" style:family="paragraph" style:parent-style-name="Standard" style:list-style-name="" style:master-page-name="">
      <style:paragraph-properties fo:margin-left="1.995cm" fo:margin-right="0cm" fo:text-align="start" style:justify-single-word="false" fo:text-indent="0cm" style:auto-text-indent="false" style:page-number="auto" style:text-autospace="none"/>
      <style:text-properties style:font-name="Courier New1" fo:font-size="10pt" style:font-name-asian="Consolas" style:font-size-asian="10pt" style:font-name-complex="Consolas" style:font-size-complex="10pt"/>
    </style:style>
    <style:style style:name="P103" style:family="paragraph" style:parent-style-name="Standard" style:list-style-name="" style:master-page-name="">
      <style:paragraph-properties fo:margin-left="1.261cm" fo:margin-right="0cm" fo:text-align="start" style:justify-single-word="false" fo:text-indent="1.221cm" style:auto-text-indent="false" style:page-number="auto" style:text-autospace="none"/>
      <style:text-properties style:font-name="Courier New1" fo:font-size="10pt" style:font-name-asian="Consolas" style:font-size-asian="10pt" style:font-name-complex="Consolas" style:font-size-complex="10pt"/>
    </style:style>
    <style:style style:name="T1" style:family="text">
      <style:text-properties style:use-window-font-color="true" style:font-name="Arial" fo:font-size="10pt" fo:font-weight="bold" fo:background-color="transparent" style:font-name-asian="Arial" style:font-name-complex="Arial"/>
    </style:style>
    <style:style style:name="T2" style:family="text">
      <style:text-properties style:use-window-font-color="true" style:font-name="Arial" fo:font-size="10pt" fo:font-weight="normal" fo:background-color="transparent" style:font-name-asian="Arial" style:font-name-complex="Arial"/>
    </style:style>
    <style:style style:name="T3" style:family="text">
      <style:text-properties style:use-window-font-color="true" style:font-name="Arial" fo:font-size="10pt" fo:font-style="italic" fo:font-weight="normal" fo:background-color="transparent" style:font-name-asian="Arial" style:font-name-complex="Arial"/>
    </style:style>
    <style:style style:name="T4" style:family="text">
      <style:text-properties style:use-window-font-color="true" style:font-name="Times New Roman" fo:font-size="9pt" fo:font-weight="normal" fo:background-color="transparent" style:font-name-asian="Times New Roman" style:font-name-complex="Times New Roman"/>
    </style:style>
    <style:style style:name="T5" style:family="text">
      <style:text-properties style:use-window-font-color="true" style:font-name="Courier New" fo:font-size="8pt" fo:font-weight="bold" fo:background-color="transparent" style:font-name-asian="Courier New" style:font-name-complex="Courier New"/>
    </style:style>
    <style:style style:name="T6" style:family="text">
      <style:text-properties style:use-window-font-color="true" style:font-name="Courier New" fo:font-size="8pt" fo:font-weight="normal" fo:background-color="transparent" style:font-name-asian="Courier New" style:font-name-complex="Courier New"/>
    </style:style>
    <style:style style:name="T7" style:family="text">
      <style:text-properties style:use-window-font-color="true" style:font-name="Wingdings" fo:font-size="8pt" fo:font-weight="normal" fo:background-color="transparent" style:font-name-asian="Wingdings" style:font-name-complex="Wingdings"/>
    </style:style>
    <style:style style:name="T8" style:family="text">
      <style:text-properties style:use-window-font-color="true" style:font-name="Wingdings" fo:font-size="10pt" fo:font-weight="normal" fo:background-color="transparent" style:font-name-asian="Wingdings" style:font-name-complex="Wingdings"/>
    </style:style>
    <style:style style:name="T9" style:family="text">
      <style:text-properties fo:text-transform="uppercase" fo:color="#0000ff"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10" style:family="text">
      <style:text-properties fo:text-transform="uppercase" style:use-window-font-color="true" style:font-name="Times New Roman" fo:font-size="10pt" fo:font-weight="bold" fo:background-color="transparent" style:font-name-asian="Times New Roman" style:font-name-complex="Times New Roman"/>
    </style:style>
    <style:style style:name="T11" style:family="text">
      <style:text-properties fo:font-variant="small-caps" fo:color="#0000ff" style:font-name="Times New Roman" fo:font-size="10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2" style:family="text">
      <style:text-properties fo:font-variant="small-caps" style:use-window-font-color="true" style:font-name="Times New Roman" fo:font-size="10pt" fo:font-weight="normal" fo:background-color="transparent" style:font-name-asian="Times New Roman" style:font-name-complex="Times New Roman"/>
    </style:style>
    <style:style style:name="T13" style:family="text">
      <style:text-properties fo:color="#0000ff"/>
    </style:style>
    <style:style style:name="T14" style:family="text">
      <style:text-properties fo:color="#0000ff" style:font-name="Times New Roman" fo:font-size="9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5" style:family="text">
      <style:text-propertie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6" style:family="text">
      <style:text-properties fo:color="#0000ff" style:font-name="Courier New" fo:font-size="8pt" fo:font-weight="normal" fo:background-color="transparent" style:font-name-asian="Courier New" style:font-name-complex="Courier New"/>
    </style:style>
    <style:style style:name="T17" style:family="text">
      <style:text-properties fo:color="#0000ff" style:font-name="Courier New" fo:font-style="italic" fo:font-weight="normal" fo:background-color="#d9d9d9" style:font-name-asian="Courier New" style:font-style-asian="italic" style:font-name-complex="Courier New" style:font-style-complex="italic"/>
    </style:style>
    <style:style style:name="T18" style:family="text">
      <style:text-properties fo:color="#0000ff" style:text-underline-style="solid" style:text-underline-width="auto" style:text-underline-color="font-color"/>
    </style:style>
    <style:style style:name="T19" style:family="text">
      <style:text-properties fo:color="#ff0000" style:font-name="Courier New" fo:font-size="8pt" fo:font-weight="normal" fo:background-color="transparent" style:font-name-asian="Courier New" style:font-name-complex="Courier New"/>
    </style:style>
    <style:style style:name="T20" style:family="text">
      <style:text-properties fo:color="#ff0000" style:font-name="Courier New" fo:font-size="8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name-complex="Courier New"/>
    </style:style>
    <style:style style:name="T21" style:family="text">
      <style:text-properties fo:color="#ff0000" style:font-name="Courier New" fo:font-style="normal" fo:font-weight="bold" fo:background-color="#d9d9d9" style:font-name-asian="Courier New" style:font-size-asian="10pt" style:font-style-asian="normal" style:font-weight-asian="bold" style:font-name-complex="Courier New" style:font-size-complex="10pt" style:font-style-complex="normal" style:font-weight-complex="bold"/>
    </style:style>
    <style:style style:name="T22" style:family="text">
      <style:text-properties fo:color="#ff0000"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style:font-name="Courier New" fo:font-size="8pt" fo:font-weight="normal" fo:background-color="transparent" style:font-name-asian="Courier New" style:font-name-complex="Courier New"/>
    </style:style>
    <style:style style:name="T25" style:family="text">
      <style:text-properties fo:color="#000000" style:font-name="Courier New" fo:font-size="10pt" fo:font-weight="normal" fo:background-color="transparent" style:font-name-asian="Courier New" style:font-name-complex="Courier New"/>
    </style:style>
    <style:style style:name="T26" style:family="text">
      <style:text-properties fo:color="#000000" style:font-name="Courier New" fo:font-size="10pt" fo:font-weight="bold" fo:background-color="transparent" style:font-name-asian="Courier New" style:font-name-complex="Courier New"/>
    </style:style>
    <style:style style:name="T27" style:family="text">
      <style:text-properties fo:color="#000000" style:font-name="Courier New" fo:font-weight="normal" fo:background-color="#d9d9d9" style:font-name-asian="Courier New" style:font-size-asian="10pt" style:font-name-complex="Courier New" style:font-size-complex="10pt"/>
    </style:style>
    <style:style style:name="T28" style:family="text">
      <style:text-properties fo:color="#000000" fo:font-weight="normal" fo:background-color="#d9d9d9"/>
    </style:style>
    <style:style style:name="T29" style:family="text">
      <style:text-properties fo:color="#000000" style:font-name="Arial1" fo:font-size="10pt" style:text-underline-style="none" fo:font-weight="normal" fo:background-color="transparent" style:font-name-asian="Consolas" style:font-size-asian="10pt" style:font-weight-asian="normal" style:font-name-complex="Consolas" style:font-size-complex="10pt" style:font-weight-complex="normal"/>
    </style:style>
    <style:style style:name="T30" style:family="text">
      <style:text-properties fo:color="#000000" style:font-name="Arial1" fo:font-size="10pt" style:text-underline-style="none" fo:font-weight="normal" style:font-size-asian="10pt" style:font-weight-asian="normal" style:font-size-complex="10pt" style:font-weight-complex="normal"/>
    </style:style>
    <style:style style:name="T31" style:family="text">
      <style:text-properties fo:color="#000000" style:font-name="Arial1" fo:font-size="10pt" style:text-underline-style="none" fo:font-weight="bold" style:font-size-asian="10pt" style:font-weight-asian="bold" style:font-size-complex="10pt" style:font-weight-complex="bold"/>
    </style:style>
    <style:style style:name="T32" style:family="text">
      <style:text-properties fo:color="#000000" style:font-name="Arial1" fo:font-size="10pt" fo:language="en" fo:country="US" style:text-underline-style="none" fo:font-weight="bold" style:font-size-asian="10pt" style:font-weight-asian="bold" style:font-size-complex="10pt" style:font-weight-complex="bold"/>
    </style:style>
    <style:style style:name="T33" style:family="text">
      <style:text-properties fo:color="#000000" style:font-name="Consolas" fo:font-size="10pt" style:font-name-asian="Consolas" style:font-size-asian="10pt" style:font-name-complex="Consolas" style:font-size-complex="10pt"/>
    </style:style>
    <style:style style:name="T34" style:family="text">
      <style:text-properties fo:color="#000000" style:font-name="Courier New1" fo:font-size="8pt" style:font-size-asian="8pt" style:font-size-complex="8pt"/>
    </style:style>
    <style:style style:name="T35" style:family="text">
      <style:text-properties fo:color="#000000" fo:font-weight="bold" style:font-weight-asian="bold" style:font-weight-complex="bold"/>
    </style:style>
    <style:style style:name="T36" style:family="text">
      <style:text-properties fo:color="#008080"/>
    </style:style>
    <style:style style:name="T37" style:family="text">
      <style:text-properties fo:color="#008080" style:font-name="Courier New" fo:font-size="10pt" fo:font-weight="normal" fo:background-color="#d9d9d9" style:font-name-asian="Courier New" style:font-size-asian="10pt" style:font-name-complex="Courier New" style:font-size-complex="10pt"/>
    </style:style>
    <style:style style:name="T38" style:family="text">
      <style:text-properties fo:color="#008080" style:font-name="Courier New" fo:font-size="10pt" fo:font-weight="normal" fo:background-color="transparent" style:font-name-asian="Courier New" style:font-name-complex="Courier New"/>
    </style:style>
    <style:style style:name="T39" style:family="text">
      <style:text-properties fo:color="#008080" style:font-name="Courier New" fo:font-size="10pt" fo:font-weight="bold" fo:background-color="transparent" style:font-name-asian="Courier New" style:font-name-complex="Courier New"/>
    </style:style>
    <style:style style:name="T40" style:family="text">
      <style:text-properties fo:color="#008080" style:font-name="Courier New" fo:font-weight="normal" fo:background-color="#d9d9d9" style:font-name-asian="Courier New" style:font-name-complex="Courier New"/>
    </style:style>
    <style:style style:name="T41" style:family="text">
      <style:text-properties fo:color="#008080" style:font-name="Courier New" fo:font-weight="normal" fo:background-color="#d9d9d9" style:font-name-asian="Courier New" style:font-size-asian="10pt" style:font-name-complex="Courier New" style:font-size-complex="10pt"/>
    </style:style>
    <style:style style:name="T42" style:family="text">
      <style:text-properties fo:color="#008080" fo:font-weight="normal" fo:background-color="#d9d9d9"/>
    </style:style>
    <style:style style:name="T43" style:family="text">
      <style:text-properties fo:color="#008080" fo:font-weight="normal" fo:background-color="transparent"/>
    </style:style>
    <style:style style:name="T44" style:family="text">
      <style:text-properties fo:color="#008080" style:font-name="Consolas" fo:font-size="10pt" style:font-name-asian="Consolas" style:font-size-asian="10pt" style:font-name-complex="Consolas" style:font-size-complex="10pt"/>
    </style:style>
    <style:style style:name="T45" style:family="text">
      <style:text-properties fo:color="#008080" style:font-name="Consolas" fo:font-size="10pt" style:font-name-asian="Consolas" style:font-size-asian="10pt" style:font-name-complex="Consolas" style:font-size-complex="10pt"/>
    </style:style>
    <style:style style:name="T46" style:family="text">
      <style:text-properties fo:color="#008080" style:font-name="Consolas" fo:font-size="10pt" fo:font-weight="normal" fo:background-color="transparent" style:font-name-asian="Consolas" style:font-size-asian="10pt" style:font-name-complex="Consolas" style:font-size-complex="10pt"/>
    </style:style>
    <style:style style:name="T47" style:family="text">
      <style:text-properties fo:color="#008080" fo:font-size="10pt" style:font-size-asian="10pt" style:font-size-complex="10pt"/>
    </style:style>
    <style:style style:name="T48" style:family="text">
      <style:text-properties fo:color="#3f7f7f"/>
    </style:style>
    <style:style style:name="T49" style:family="text">
      <style:text-properties fo:color="#3f7f7f" style:font-name="Courier New" fo:font-size="10pt" fo:font-weight="normal" fo:background-color="transparent" style:font-name-asian="Courier New" style:font-name-complex="Courier New"/>
    </style:style>
    <style:style style:name="T50" style:family="text">
      <style:text-properties fo:color="#3f7f7f" style:font-name="Courier New" fo:font-size="10pt" fo:font-weight="bold" fo:background-color="transparent" style:font-name-asian="Courier New" style:font-name-complex="Courier New"/>
    </style:style>
    <style:style style:name="T51" style:family="text">
      <style:text-properties fo:color="#3f7f7f" style:font-name="Courier New" fo:font-weight="normal" fo:background-color="#d9d9d9" style:font-name-asian="Courier New" style:font-name-complex="Courier New"/>
    </style:style>
    <style:style style:name="T52" style:family="text">
      <style:text-properties fo:color="#3f7f7f" style:font-name="Courier New" fo:font-weight="normal" fo:background-color="#d9d9d9" style:font-name-asian="Courier New" style:font-size-asian="10pt" style:font-name-complex="Courier New" style:font-size-complex="10pt"/>
    </style:style>
    <style:style style:name="T53" style:family="text">
      <style:text-properties fo:color="#3f7f7f" fo:font-weight="normal" fo:background-color="#d9d9d9"/>
    </style:style>
    <style:style style:name="T54" style:family="text">
      <style:text-properties fo:color="#3f7f7f" style:font-name="Consolas" fo:font-size="10pt" style:font-name-asian="Consolas" style:font-size-asian="10pt" style:font-name-complex="Consolas" style:font-size-complex="10pt"/>
    </style:style>
    <style:style style:name="T55" style:family="text">
      <style:text-properties fo:color="#3f7f7f" style:font-name="Consolas" fo:font-size="10pt" style:font-name-asian="Consolas" style:font-size-asian="10pt" style:font-name-complex="Consolas" style:font-size-complex="10pt"/>
    </style:style>
    <style:style style:name="T56" style:family="text">
      <style:text-properties fo:color="#7f007f"/>
    </style:style>
    <style:style style:name="T57" style:family="text">
      <style:text-properties fo:color="#7f007f" style:font-name="Courier New" fo:font-weight="normal" fo:background-color="#d9d9d9" style:font-name-asian="Courier New" style:font-size-asian="10pt" style:font-name-complex="Courier New" style:font-size-complex="10pt"/>
    </style:style>
    <style:style style:name="T58" style:family="text">
      <style:text-properties fo:color="#7f007f" fo:font-weight="normal" fo:background-color="#d9d9d9"/>
    </style:style>
    <style:style style:name="T59" style:family="text">
      <style:text-properties fo:color="#2a00ff" style:font-name="Courier New" fo:font-style="italic" fo:font-weight="normal" fo:background-color="#d9d9d9" style:font-name-asian="Courier New" style:font-size-asian="10pt" style:font-style-asian="italic" style:font-name-complex="Courier New" style:font-size-complex="10pt" style:font-style-complex="italic"/>
    </style:style>
    <style:style style:name="T60" style:family="text">
      <style:text-properties fo:color="#2a00ff" fo:font-style="italic" style:font-style-asian="italic" style:font-style-complex="italic"/>
    </style:style>
    <style:style style:name="T61" style:family="text">
      <style:text-properties fo:color="#2a00ff" fo:font-style="italic" fo:font-weight="normal" fo:background-color="#d9d9d9" style:font-style-asian="italic" style:font-style-complex="italic"/>
    </style:style>
    <style:style style:name="T62" style:family="text">
      <style:text-properties fo:color="#ff3333"/>
    </style:style>
    <style:style style:name="T63" style:family="text">
      <style:text-properties fo:color="#ff3333" fo:font-style="italic" fo:font-weight="bold" style:font-style-asian="italic" style:font-weight-asian="bold" style:font-style-complex="italic" style:font-weight-complex="bold"/>
    </style:style>
    <style:style style:name="T64" style:family="text">
      <style:text-properties fo:color="#ff3333" fo:font-weight="bold"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fo:color="#3f5fbf"/>
    </style:style>
    <style:style style:name="T68" style:family="text">
      <style:text-properties fo:color="#3f5fbf" style:text-underline-style="solid" style:text-underline-width="auto" style:text-underline-color="font-color"/>
    </style:style>
    <style:style style:name="T69" style:family="text">
      <style:text-properties fo:font-weight="bold" style:font-weight-asian="bold" style:font-weight-complex="bold"/>
    </style:style>
    <style:style style:name="T70" style:family="text">
      <style:text-properties style:text-underline-style="none"/>
    </style:style>
    <style:style style:name="T71" style:family="text">
      <style:text-properties style:text-underline-style="none" fo:background-color="transparent"/>
    </style:style>
    <style:style style:name="T72" style:family="text">
      <style:text-properties style:text-underline-style="none" fo:font-weight="bold" fo:background-color="transparent" style:font-weight-asian="bold" style:font-weight-complex="bol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space-before="1.26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Dokumendivahetuskeskus (DVK)</text:p>
      <text:p text:style-name="P4">Tarkvara paigaldusjuhend</text:p>
      <text:p text:style-name="P3"/>
      <text:p text:style-name="P3"/>
      <text:p text:style-name="P2"/>
      <text:p text:style-name="P52">Versioon 1.8.6</text:p>
      <text:p text:style-name="P53">26.01.2015</text:p>
      <text:p text:style-name="P3"/>
      <text:p text:style-name="P5">Muudatuste ajalugu</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Kuupäev</text:p>
          </table:table-cell>
          <table:table-cell table:style-name="Table1.A1" office:value-type="string">
            <text:p text:style-name="P18">Versioon</text:p>
          </table:table-cell>
          <table:table-cell table:style-name="Table1.A1" office:value-type="string">
            <text:p text:style-name="P18">Kirjeldus</text:p>
          </table:table-cell>
          <table:table-cell table:style-name="Table1.A1" office:value-type="string">
            <text:p text:style-name="P19">Autor</text:p>
          </table:table-cell>
        </table:table-row>
        <table:table-row>
          <table:table-cell table:style-name="Table1.A1" office:value-type="string">
            <text:p text:style-name="P20">14.07.2008</text:p>
          </table:table-cell>
          <table:table-cell table:style-name="Table1.A1" office:value-type="string">
            <text:p text:style-name="P20">1.0</text:p>
          </table:table-cell>
          <table:table-cell table:style-name="Table1.A1" office:value-type="string">
            <text:p text:style-name="P20">Dokumendi esialgne versioon.</text:p>
          </table:table-cell>
          <table:table-cell table:style-name="Table1.A1" office:value-type="string">
            <text:p text:style-name="P20">Jaak Lember<text:line-break/>Carlsman OÜ</text:p>
          </table:table-cell>
        </table:table-row>
        <table:table-row>
          <table:table-cell table:style-name="Table1.A1" office:value-type="string">
            <text:p text:style-name="P20">30.07.2008</text:p>
          </table:table-cell>
          <table:table-cell table:style-name="Table1.A1" office:value-type="string">
            <text:p text:style-name="P20">1.1</text:p>
          </table:table-cell>
          <table:table-cell table:style-name="Table1.A1" office:value-type="string">
            <text:p text:style-name="P17"><text:span text:style-name="T2">Lisatud peatüki </text:span><text:span text:style-name="T2">„</text:span><text:span text:style-name="T2">Kliendi paigaldamine</text:span><text:span text:style-name="T2">“</text:span><text:span text:style-name="T2"> puuduolev sisu.</text:span></text:p>
            <text:p text:style-name="P17"><text:span text:style-name="T2">Täiendatud konfiguratsioonifailide </text:span><text:span text:style-name="T2">„</text:span><text:span text:style-name="T2">dhl.properties</text:span><text:span text:style-name="T2">“</text:span><text:span text:style-name="T2"> ja </text:span><text:span text:style-name="T2">„</text:span><text:span text:style-name="T2">dvk_client.properties</text:span><text:span text:style-name="T2">“</text:span><text:span text:style-name="T2"> n</text:span><text:span text:style-name="T2">äiteid ja konfiguratsioonimuutujate kirjeldusi.</text:span></text:p>
          </table:table-cell>
          <table:table-cell table:style-name="Table1.A1" office:value-type="string">
            <text:p text:style-name="P20">Jaak Lember<text:line-break/>Carlsman OÜ</text:p>
          </table:table-cell>
        </table:table-row>
        <table:table-row>
          <table:table-cell table:style-name="Table1.A1" office:value-type="string">
            <text:p text:style-name="P20">03.03.2010</text:p>
          </table:table-cell>
          <table:table-cell table:style-name="Table1.A1" office:value-type="string">
            <text:p text:style-name="P20">1.2</text:p>
          </table:table-cell>
          <table:table-cell table:style-name="Table1.A1" office:value-type="string">
            <text:p text:style-name="P17"><text:span text:style-name="T2">Täiendatud peatükki </text:span><text:span text:style-name="T2">„</text:span><text:span text:style-name="T2">Serveri seadistamine</text:span><text:span text:style-name="T2">“</text:span><text:span text:style-name="T2">.</text:span></text:p>
            <text:p text:style-name="P17"><text:span text:style-name="T2">Täiendatud peatükki </text:span><text:span text:style-name="T2">„</text:span><text:span text:style-name="T2">Konfiguratsioonifail client_config.xml</text:span><text:span text:style-name="T2">“</text:span></text:p>
            <text:p text:style-name="P17"><text:span text:style-name="T2">Lisatud peatükk </text:span><text:span text:style-name="T2">„</text:span><text:span text:style-name="T2">Rakenduse ehitamine</text:span><text:span text:style-name="T2">“</text:span><text:span text:style-name="T2">.</text:span></text:p>
            <text:p text:style-name="P17"><text:span text:style-name="T2">Lisatud peatükk </text:span><text:span text:style-name="T2">„</text:span><text:span text:style-name="T2">Logimise seadistamine</text:span><text:span text:style-name="T2">“</text:span><text:span text:style-name="T2">.</text:span></text:p>
            <text:p text:style-name="P17"><text:span text:style-name="T2">Eemaldatud peatükk </text:span><text:span text:style-name="T2">„</text:span><text:span text:style-name="T2">Kliendi paigaldamine</text:span><text:span text:style-name="T2">“</text:span><text:span text:style-name="T2">.</text:span></text:p>
          </table:table-cell>
          <table:table-cell table:style-name="Table1.A1" office:value-type="string">
            <text:p text:style-name="P20">Jaak Lember</text:p>
          </table:table-cell>
        </table:table-row>
        <table:table-row>
          <table:table-cell table:style-name="Table1.A1" office:value-type="string">
            <text:p text:style-name="P20">09.02.2011</text:p>
          </table:table-cell>
          <table:table-cell table:style-name="Table1.A1" office:value-type="string">
            <text:p text:style-name="P20">1.6.1</text:p>
          </table:table-cell>
          <table:table-cell table:style-name="Table1.A1" office:value-type="string">
            <text:p text:style-name="P20">Viidud dokumendi versiooninumber vastavusse rakenduse versiooninumbriga.</text:p>
            <text:p text:style-name="P17"><text:span text:style-name="T2">Täiendatud </text:span><text:span text:style-name="T2">„</text:span><text:span text:style-name="T2">dhl.proparties</text:span><text:span text:style-name="T2">“</text:span><text:span text:style-name="T2"> failile viitamise kirjeldust </text:span><text:span text:style-name="T2">„</text:span><text:span text:style-name="T2">web.xml</text:span><text:span text:style-name="T2">“</text:span><text:span text:style-name="T2"> failis.</text:span></text:p>
            <text:p text:style-name="P17"><text:span text:style-name="T2">Täiendatud </text:span><text:span text:style-name="T2">„</text:span><text:span text:style-name="T2">dhl.properties</text:span><text:span text:style-name="T2">“</text:span><text:span text:style-name="T2"> faili n</text:span><text:span text:style-name="T2">äidist ja lisatud </text:span><text:span text:style-name="T2">„</text:span><text:span text:style-name="T2">dhl.properties</text:span><text:span text:style-name="T2">“</text:span><text:span text:style-name="T2"> faili kirjelduse juurde parameetrite </text:span><text:span text:style-name="T2">„</text:span><text:span text:style-name="T2">server_document_sender_must_match_xroad_header“ ja </text:span><text:span text:style-name="T2">„</text:span><text:span text:style-name="T2">server_auto_register_unknown_senders</text:span><text:span text:style-name="T2">“</text:span><text:span text:style-name="T2"> kirjeldused.</text:span></text:p>
          </table:table-cell>
          <table:table-cell table:style-name="Table1.A1" office:value-type="string">
            <text:p text:style-name="P20">Jaak Lember</text:p>
          </table:table-cell>
        </table:table-row>
        <table:table-row>
          <table:table-cell table:style-name="Table1.A6" office:value-type="string">
            <text:p text:style-name="P20">04.06.2014</text:p>
          </table:table-cell>
          <table:table-cell table:style-name="Table1.A6" office:value-type="string">
            <text:p text:style-name="P20">1.7.6</text:p>
          </table:table-cell>
          <table:table-cell table:style-name="Table1.A6" office:value-type="string">
            <text:p text:style-name="P20">Jdigidoc konfiguratsioonifaili asukoht on serveri konfiguratsioonifailis määratav</text:p>
          </table:table-cell>
          <table:table-cell table:style-name="Table1.A6" office:value-type="string">
            <text:p text:style-name="P20">Hendrik Pärna</text:p>
          </table:table-cell>
        </table:table-row>
        <text:soft-page-break/>
        <table:table-row>
          <table:table-cell table:style-name="Table1.A6" office:value-type="string">
            <text:p text:style-name="P20">15.12.2014</text:p>
          </table:table-cell>
          <table:table-cell table:style-name="Table1.A6" office:value-type="string">
            <text:p text:style-name="P20">1.8.0</text:p>
          </table:table-cell>
          <table:table-cell table:style-name="Table1.A6" office:value-type="string">
            <text:p text:style-name="P20">DVK andmebaasi migreerimine Oracle_PostgreSQL</text:p>
          </table:table-cell>
          <table:table-cell table:style-name="Table1.A6" office:value-type="string">
            <text:p text:style-name="P20">Aleksandr Potapov</text:p>
          </table:table-cell>
        </table:table-row>
        <table:table-row>
          <table:table-cell table:style-name="Table1.A6" office:value-type="string">
            <text:p text:style-name="P20">16.12.2014</text:p>
          </table:table-cell>
          <table:table-cell table:style-name="Table1.A6" office:value-type="string">
            <text:p text:style-name="P20">1.8.1</text:p>
          </table:table-cell>
          <table:table-cell table:style-name="Table1.A6" office:value-type="string">
            <text:p text:style-name="P20">DVK andmebaasi migreerimise täpsustused</text:p>
          </table:table-cell>
          <table:table-cell table:style-name="Table1.A6" office:value-type="string">
            <text:p text:style-name="P20">Aleksandr Potapov</text:p>
          </table:table-cell>
        </table:table-row>
        <table:table-row>
          <table:table-cell table:style-name="Table1.A6" office:value-type="string">
            <text:p text:style-name="P20">17.12.2014</text:p>
          </table:table-cell>
          <table:table-cell table:style-name="Table1.A6" office:value-type="string">
            <text:p text:style-name="P20">1.8.2</text:p>
          </table:table-cell>
          <table:table-cell table:style-name="Table1.A6" office:value-type="string">
            <text:p text:style-name="P20">DVK andmebaasi kasutajakontod</text:p>
          </table:table-cell>
          <table:table-cell table:style-name="Table1.A6" office:value-type="string">
            <text:p text:style-name="P20">Aleksandr Potapov</text:p>
          </table:table-cell>
        </table:table-row>
        <table:table-row>
          <table:table-cell table:style-name="Table1.A10" office:value-type="string">
            <text:p text:style-name="P20">18.12.2014</text:p>
          </table:table-cell>
          <table:table-cell table:style-name="Table1.A10" office:value-type="string">
            <text:p text:style-name="P20">1.8.3</text:p>
          </table:table-cell>
          <table:table-cell table:style-name="Table1.A10" office:value-type="string">
            <text:p text:style-name="P20">DVK andmebaasi kasutajakontod ja skriptid</text:p>
          </table:table-cell>
          <table:table-cell table:style-name="Table1.A10" office:value-type="string">
            <text:p text:style-name="P20">Aleksandr Potapov</text:p>
          </table:table-cell>
        </table:table-row>
        <table:table-row>
          <table:table-cell table:style-name="Table1.A6" office:value-type="string">
            <text:p text:style-name="P21">14.01.2015</text:p>
          </table:table-cell>
          <table:table-cell table:style-name="Table1.A6" office:value-type="string">
            <text:p text:style-name="P20">1.8.4</text:p>
          </table:table-cell>
          <table:table-cell table:style-name="Table1.A6" office:value-type="string">
            <text:p text:style-name="P20">DVK projekti ehitamine(server,client,core,api) </text:p>
          </table:table-cell>
          <table:table-cell table:style-name="Table1.A6" office:value-type="string">
            <text:p text:style-name="P20">Aleksandr Potapov</text:p>
          </table:table-cell>
        </table:table-row>
        <table:table-row>
          <table:table-cell table:style-name="Table1.A10" office:value-type="string">
            <text:p text:style-name="P21">15.01.2015</text:p>
          </table:table-cell>
          <table:table-cell table:style-name="Table1.A10" office:value-type="string">
            <text:p text:style-name="P20">1.8.5</text:p>
          </table:table-cell>
          <table:table-cell table:style-name="Table1.A10" office:value-type="string">
            <text:p text:style-name="P17"><text:span text:style-name="T2">Kusututud fuktsioon </text:span><text:span text:style-name="T2">dvk_v2_1_to_v1_0.xsl </text:span></text:p>
          </table:table-cell>
          <table:table-cell table:style-name="Table1.A10" office:value-type="string">
            <text:p text:style-name="P20">Aleksandr Potapov</text:p>
          </table:table-cell>
        </table:table-row>
        <table:table-row>
          <table:table-cell table:style-name="Table1.A13" office:value-type="date" office:date-value="2015-01-26">
            <text:p text:style-name="P21">26.01.2015</text:p>
          </table:table-cell>
          <table:table-cell table:style-name="Table1.B13" office:value-type="date" office:date-value="2006-08-01">
            <text:p text:style-name="P20">1.8.06</text:p>
          </table:table-cell>
          <table:table-cell table:style-name="Table1.C13" office:value-type="string">
            <text:p text:style-name="P17">Logimine. Uus log4j konfi fail ja parameetrid</text:p>
          </table:table-cell>
          <table:table-cell table:style-name="Table1.C13" office:value-type="string">
            <text:p text:style-name="P20">Aleksei Kokarev</text:p>
          </table:table-cell>
        </table:table-row>
        <table:table-row>
          <table:table-cell table:style-name="Table1.A13" office:value-type="date" office:date-value="2016-10-27">
            <text:p text:style-name="P21">27.10.2016</text:p>
          </table:table-cell>
          <table:table-cell table:style-name="Table1.B13" office:value-type="date" office:date-value="2000-09-01">
            <text:p text:style-name="P20">1.9.00</text:p>
          </table:table-cell>
          <table:table-cell table:style-name="Table1.C13" office:value-type="string">
            <text:p text:style-name="P17">Dhx protokolliga seotud muudatused</text:p>
          </table:table-cell>
          <table:table-cell table:style-name="Table1.C13" office:value-type="string">
            <text:p text:style-name="P20">Aleksei Kokarev</text:p>
          </table:table-cell>
        </table:table-row>
      </table:table>
      <text:p text:style-name="P3"/>
      <text:p text:style-name="P3"/>
      <text:p text:style-name="P3"/>
      <text:p text:style-name="P3"/>
      <text:p text:style-name="P3"/>
      <text:p text:style-name="P3"/>
      <text:p text:style-name="P3"/>
      <text:p text:style-name="P3"/>
      <text:p text:style-name="P3"/>
      <text:p text:style-name="P5">Sisukord</text:p>
      <text:p text:style-name="P3"/>
      <text:p text:style-name="P22"><text:a xlink:type="simple" xlink:href="#_Toc285018106" text:style-name="Internet_20_link" text:visited-style-name="Visited_20_Internet_20_Link"><text:span text:style-name="T9">Serveri</text:span></text:a><text:span text:style-name="T9"> </text:span><text:a xlink:type="simple" xlink:href="#_Toc285018106" text:style-name="Internet_20_link" text:visited-style-name="Visited_20_Internet_20_Link"><text:span text:style-name="T9">paigaldamine ja seadistamine</text:span></text:a><text:span text:style-name="T10"><text:tab/></text:span><text:a xlink:type="simple" xlink:href="#_Toc285018106" text:style-name="Internet_20_link" text:visited-style-name="Visited_20_Internet_20_Link"><text:span text:style-name="T9">3</text:span></text:a></text:p>
      <text:p text:style-name="P24"><text:a xlink:type="simple" xlink:href="#_Toc285018107" text:style-name="Internet_20_link" text:visited-style-name="Visited_20_Internet_20_Link"><text:span text:style-name="T11">Eeldused serveri paigaldamiseks</text:span></text:a><text:span text:style-name="T12"><text:tab/></text:span><text:a xlink:type="simple" xlink:href="#_Toc285018107" text:style-name="Internet_20_link" text:visited-style-name="Visited_20_Internet_20_Link"><text:span text:style-name="T11">3</text:span></text:a></text:p>
      <text:p text:style-name="P24"><text:a xlink:type="simple" xlink:href="#_Toc285018108" text:style-name="Internet_20_link" text:visited-style-name="Visited_20_Internet_20_Link"><text:span text:style-name="T11">Serveri paigaldamine</text:span></text:a><text:span text:style-name="T12"><text:tab/></text:span><text:a xlink:type="simple" xlink:href="#_Toc285018108" text:style-name="Internet_20_link" text:visited-style-name="Visited_20_Internet_20_Link"><text:span text:style-name="T11">3</text:span></text:a></text:p>
      <text:p text:style-name="P24"><text:a xlink:type="simple" xlink:href="#_Toc285018109" text:style-name="Internet_20_link" text:visited-style-name="Visited_20_Internet_20_Link"><text:span text:style-name="T11">Serveri</text:span></text:a><text:span text:style-name="T11"> </text:span><text:a xlink:type="simple" xlink:href="#_Toc285018109" text:style-name="Internet_20_link" text:visited-style-name="Visited_20_Internet_20_Link"><text:span text:style-name="T11">seadistamine</text:span></text:a><text:span text:style-name="T12"><text:tab/></text:span><text:a xlink:type="simple" xlink:href="#_Toc285018109" text:style-name="Internet_20_link" text:visited-style-name="Visited_20_Internet_20_Link"><text:span text:style-name="T11">5</text:span></text:a></text:p>
      <text:p text:style-name="P25"><text:a xlink:type="simple" xlink:href="#_Toc285018110" text:style-name="Internet_20_link" text:visited-style-name="Visited_20_Internet_20_Link"><text:span text:style-name="T14">Konfiguratsioonimuutujate selgitused</text:span></text:a><text:span text:style-name="T4"><text:tab/></text:span><text:a xlink:type="simple" xlink:href="#_Toc285018110" text:style-name="Internet_20_link" text:visited-style-name="Visited_20_Internet_20_Link"><text:span text:style-name="T14">6</text:span></text:a></text:p>
      <text:p text:style-name="P24"><text:a xlink:type="simple" xlink:href="#_Toc285018111" text:style-name="Internet_20_link" text:visited-style-name="Visited_20_Internet_20_Link"><text:span text:style-name="T11">Logimise seadistamine</text:span></text:a><text:span text:style-name="T12"><text:tab/></text:span><text:a xlink:type="simple" xlink:href="#_Toc285018111" text:style-name="Internet_20_link" text:visited-style-name="Visited_20_Internet_20_Link"><text:span text:style-name="T11">9</text:span></text:a></text:p>
      <text:p text:style-name="P22"><text:a xlink:type="simple" xlink:href="#_Toc285018112" text:style-name="Internet_20_link" text:visited-style-name="Visited_20_Internet_20_Link"><text:span text:style-name="T9">Rakenduse ehitamine</text:span></text:a><text:span text:style-name="T10"><text:tab/></text:span><text:a xlink:type="simple" xlink:href="#_Toc285018112" text:style-name="Internet_20_link" text:visited-style-name="Visited_20_Internet_20_Link"><text:span text:style-name="T9">10</text:span></text:a></text:p>
      <text:p text:style-name="P22"><text:a xlink:type="simple" xlink:href="#_Toc285018113" text:style-name="Internet_20_link" text:visited-style-name="Visited_20_Internet_20_Link"><text:span text:style-name="T9">Rakenduse versiooni uuendamine</text:span></text:a><text:span text:style-name="T10"><text:tab/></text:span><text:a xlink:type="simple" xlink:href="#_Toc285018113" text:style-name="Internet_20_link" text:visited-style-name="Visited_20_Internet_20_Link"><text:span text:style-name="T9">10</text:span></text:a></text:p>
      <text:p text:style-name="P24"><text:a xlink:type="simple" xlink:href="#_Toc285018114" text:style-name="Internet_20_link" text:visited-style-name="Visited_20_Internet_20_Link"><text:span text:style-name="T11">Andmebaasi</text:span></text:a><text:span text:style-name="T11"> </text:span><text:a xlink:type="simple" xlink:href="#_Toc285018114" text:style-name="Internet_20_link" text:visited-style-name="Visited_20_Internet_20_Link"><text:span text:style-name="T11">uuendamine</text:span></text:a><text:span text:style-name="T12"><text:tab/></text:span><text:a xlink:type="simple" xlink:href="#_Toc285018114" text:style-name="Internet_20_link" text:visited-style-name="Visited_20_Internet_20_Link"><text:span text:style-name="T11">10</text:span></text:a></text:p>
      <text:p text:style-name="P24"><text:a xlink:type="simple" xlink:href="#_Toc285018115" text:style-name="Internet_20_link" text:visited-style-name="Visited_20_Internet_20_Link"><text:span text:style-name="T11">Rakenduse u</text:span></text:a><text:span text:style-name="T11"> </text:span><text:a xlink:type="simple" xlink:href="#_Toc285018115" text:style-name="Internet_20_link" text:visited-style-name="Visited_20_Internet_20_Link"><text:span text:style-name="T11">HYPERLINK "#_Toc285018115"</text:span></text:a><text:span text:style-name="T11"> </text:span><text:a xlink:type="simple" xlink:href="#_Toc285018115" text:style-name="Internet_20_link" text:visited-style-name="Visited_20_Internet_20_Link"><text:span text:style-name="T11">HYPERLINK "#_Toc285018115"</text:span></text:a><text:a xlink:type="simple" xlink:href="#_Toc285018115" text:style-name="Internet_20_link" text:visited-style-name="Visited_20_Internet_20_Link"><text:span text:style-name="T11"> HYPERLINK "#_Toc285018115"</text:span></text:a><text:a xlink:type="simple" xlink:href="#_Toc285018115" text:style-name="Internet_20_link" text:visited-style-name="Visited_20_Internet_20_Link"><text:span text:style-name="T11">u</text:span></text:a><text:span text:style-name="T11"> </text:span><text:a xlink:type="simple" xlink:href="#_Toc285018115" text:style-name="Internet_20_link" text:visited-style-name="Visited_20_Internet_20_Link"><text:span text:style-name="T11">HYPERLINK "#_Toc285018115"</text:span></text:a><text:span text:style-name="T11"> </text:span><text:a xlink:type="simple" xlink:href="#_Toc285018115" text:style-name="Internet_20_link" text:visited-style-name="Visited_20_Internet_20_Link"><text:span text:style-name="T11">HYPERLINK "#_Toc285018115"</text:span></text:a><text:a xlink:type="simple" xlink:href="#_Toc285018115" text:style-name="Internet_20_link" text:visited-style-name="Visited_20_Internet_20_Link"><text:span text:style-name="T11"> HYPERLINK "#_Toc285018115"</text:span></text:a><text:a xlink:type="simple" xlink:href="#_Toc285018115" text:style-name="Internet_20_link" text:visited-style-name="Visited_20_Internet_20_Link"><text:span text:style-name="T11">endamine</text:span></text:a><text:span text:style-name="T12"><text:tab/></text:span><text:a xlink:type="simple" xlink:href="#_Toc285018115" text:style-name="Internet_20_link" text:visited-style-name="Visited_20_Internet_20_Link"><text:span text:style-name="T11">11</text:span></text:a></text:p>
      <text:p text:style-name="P22"><text:a xlink:type="simple" xlink:href="#_Toc285018116" text:style-name="Internet_20_link" text:visited-style-name="Visited_20_Internet_20_Link"><text:span text:style-name="T9">Rakenduse versiooni tagasikeeramine</text:span></text:a><text:span text:style-name="T10"><text:tab/></text:span><text:a xlink:type="simple" xlink:href="#_Toc285018116" text:style-name="Internet_20_link" text:visited-style-name="Visited_20_Internet_20_Link"><text:span text:style-name="T9">11</text:span></text:a></text:p>
      <text:p text:style-name="P24"><text:a xlink:type="simple" xlink:href="#_Toc285018117" text:style-name="Internet_20_link" text:visited-style-name="Visited_20_Internet_20_Link"><text:span text:style-name="T11">Andmebaasi tagasikeeramine</text:span></text:a><text:span text:style-name="T12"><text:tab/></text:span><text:a xlink:type="simple" xlink:href="#_Toc285018117" text:style-name="Internet_20_link" text:visited-style-name="Visited_20_Internet_20_Link"><text:span text:style-name="T11">11</text:span></text:a></text:p>
      <text:p text:style-name="P24"><text:a xlink:type="simple" xlink:href="#_Toc285018118" text:style-name="Internet_20_link" text:visited-style-name="Visited_20_Internet_20_Link"><text:span text:style-name="T11">Rakenduse versiooni tagasikee</text:span></text:a><text:span text:style-name="T11"> </text:span><text:a xlink:type="simple" xlink:href="#_Toc285018118" text:style-name="Internet_20_link" text:visited-style-name="Visited_20_Internet_20_Link"><text:span text:style-name="T11">HYPERLINK "#_Toc285018118"</text:span></text:a><text:span text:style-name="T11"> </text:span><text:a xlink:type="simple" xlink:href="#_Toc285018118" text:style-name="Internet_20_link" text:visited-style-name="Visited_20_Internet_20_Link"><text:span text:style-name="T11">HYPERLINK "#_Toc285018118"</text:span></text:a><text:a xlink:type="simple" xlink:href="#_Toc285018118" text:style-name="Internet_20_link" text:visited-style-name="Visited_20_Internet_20_Link"><text:span text:style-name="T11"> HYPERLINK "#_Toc285018118"</text:span></text:a><text:a xlink:type="simple" xlink:href="#_Toc285018118" text:style-name="Internet_20_link" text:visited-style-name="Visited_20_Internet_20_Link"><text:span text:style-name="T11">ramine</text:span></text:a><text:span text:style-name="T12"><text:tab/></text:span><text:a xlink:type="simple" xlink:href="#_Toc285018118" text:style-name="Internet_20_link" text:visited-style-name="Visited_20_Internet_20_Link"><text:span text:style-name="T11">11</text:span></text:a></text:p>
      <text:p text:style-name="P23"/>
      <text:p text:style-name="P3"/>
      <text:p text:style-name="P3"/>
      <text:p text:style-name="P43">Serveri paigaldamine ja seadistamine</text:p>
      <text:p text:style-name="P44">Eeldused serveri paigaldamiseks</text:p>
      <text:p text:style-name="P6">Arvutisse, kuhu soovitakse DVK serverit paigaldada, peab olema eelnevalt paigaldatud järgnev tarkvara:</text:p>
      <text:list xml:id="list9130261798696304862" text:style-name="L1">
        <text:list-item>
          <text:p text:style-name="P55"><text:soft-page-break/>Java Runtime Edition (JRE) 1.6.0 või uuem.</text:p>
        </text:list-item>
        <text:list-item>
          <text:p text:style-name="P55">Apache Tomcat 7.0 või uuem</text:p>
        </text:list-item>
        <text:list-item>
          <text:p text:style-name="P55">PostgreSQL 9.2 või uuem (võib asuda ka eraldi arvutis)</text:p>
        </text:list-item>
      </text:list>
      <text:p text:style-name="P44">Serveri paigaldamine</text:p>
      <text:p text:style-name="P6">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46">DVK serveri paigaldamiseks toimi järgnevalt:</text:p>
      <text:list xml:id="list2234874836167593578" text:style-name="L2">
        <text:list-item>
          <text:p text:style-name="P65"><text:span text:style-name="T2">Lae alla kliendi kompileeritud kood (</text:span><text:a xlink:type="simple" xlink:href="https://svn.eesti.ee/projektid/dvk/installers/dvk.war" text:style-name="Internet_20_link" text:visited-style-name="Visited_20_Internet_20_Link"><text:span text:style-name="T15">https://svn.eesti.ee/projektid/dvk/installers/dvk.war</text:span></text:a><text:span text:style-name="T2">) või ehita rakendus ise lähtekoodist (vt. peatükki </text:span><text:span text:style-name="T2">„</text:span><text:span text:style-name="T2">Rakenduse ehitamine</text:span><text:span text:style-name="T2">“</text:span><text:span text:style-name="T2">).</text:span></text:p>
        </text:list-item>
        <text:list-item>
          <text:p text:style-name="P70"><text:span text:style-name="T2">Loo Tomcati </text:span><text:span text:style-name="T2">„</text:span><text:span text:style-name="T2">webapps</text:span><text:span text:style-name="T2">“</text:span><text:span text:style-name="T2"> kaustale alamkaust </text:span><text:span text:style-name="T2">„</text:span><text:span text:style-name="T2">dvk</text:span><text:span text:style-name="T2">“</text:span><text:span text:style-name="T2">.</text:span></text:p>
        </text:list-item>
      </text:list>
      <text:p text:style-name="P27"/>
      <text:p text:style-name="P26"><text:span text:style-name="T5">Linux/Unix:</text:span><text:span text:style-name="T6"> </text:span><text:span text:style-name="T16">/usr/local/tomcat/webapps/dvk</text:span></text:p>
      <text:p text:style-name="P26"><text:span text:style-name="T5">Windows:</text:span><text:span text:style-name="T16"> C:\Program Files\Tomcat\webapps\dvk</text:span></text:p>
      <text:p text:style-name="P27"/>
      <text:p text:style-name="P30"><text:span text:style-name="T2">Loodava kausta nimi ei pea tingimata olema </text:span><text:span text:style-name="T2">„</text:span><text:span text:style-name="T2">dvk</text:span><text:span text:style-name="T2">“</text:span><text:span text:style-name="T2">. Kui soovid tekitada teistsuguse nimega kausta, siis lihtsalt pead j</text:span><text:span text:style-name="T2">ärgmiste sammude kirjelduste ja näidete juures teistsuguse kausta nimega arvestama.</text:span></text:p>
      <text:list xml:id="list6179186599372944204" text:style-name="L3">
        <text:list-item>
          <text:p text:style-name="P66"><text:span text:style-name="T2">Pane .war fail &lt;TOMCAT&gt;/webapps kataloogi ja kui Tomcat-is on seadistatud </text:span><text:span text:style-name="T2">„</text:span><text:span text:style-name="T2">autoDeploy=true</text:span><text:span text:style-name="T2">“</text:span><text:span text:style-name="T2">, siis pakib Tomcat paketi ise samasse kataloogi lahti. Enne peab aga veenduma, et konfiguratsioonifailid, mis asuvad .war paketi sees on </text:span><text:span text:style-name="T2">õigesti seadistatud.</text:span></text:p>
        </text:list-item>
        <text:list-item>
          <text:p text:style-name="P71"><text:span text:style-name="T2">Kontrolli, et kaustas &lt;TOMCAT&gt;/webapps/dvk/WEB-INF oleks alamkaust </text:span><text:span text:style-name="T2">„</text:span><text:span text:style-name="T2">attachments</text:span><text:span text:style-name="T2">“</text:span><text:span text:style-name="T2"> ja et Tomcati protsessil oleks selles kaustas </text:span><text:span text:style-name="T2">õigus kirjutamiseks ja lugemiseks.</text:span></text:p>
        </text:list-item>
      </text:list>
      <text:p text:style-name="P27"/>
      <text:p text:style-name="P26"><text:span text:style-name="T5">Linux/Unix:</text:span><text:span text:style-name="T6"> </text:span><text:span text:style-name="T16">/usr/local/tomcat/webapps/dvk/WEB-INF/attachments</text:span></text:p>
      <text:p text:style-name="P26"><text:span text:style-name="T5">Windows:</text:span><text:span text:style-name="T16"> C:\Program Files\Tomcat\webapps\dvk</text:span></text:p>
      <text:list xml:id="list8004639181805801230" text:style-name="L4">
        <text:list-item>
          <text:p text:style-name="P76">Kopeeri kaustas &lt;TOMCAT&gt;/webapps/dvk/WEB-INF/lib olevad failid Tomcati alamkausta &lt;TOMCAT&gt;/lib</text:p>
        </text:list-item>
      </text:list>
      <text:p text:style-name="P27"/>
      <text:p text:style-name="P26"><text:span text:style-name="T5">Linux/Unix:</text:span><text:span text:style-name="T6"> </text:span><text:span text:style-name="T16">/usr/local/tomcat/webapps/dvk/WEB-INF/lib/*.*</text:span><text:span text:style-name="T6"> </text:span><text:span text:style-name="T7"></text:span><text:span text:style-name="T6"> </text:span><text:span text:style-name="T16">/usr/local/tomcat/lib</text:span></text:p>
      <text:p text:style-name="P26"><text:span text:style-name="T5">Windows:</text:span><text:span text:style-name="T16"> C:\Program Files\Tomcat\webapps\dvk </text:span><text:span text:style-name="T7"></text:span><text:span text:style-name="T16"> C:\Program Files\Tomcat\lib</text:span></text:p>
      <text:p text:style-name="P27"/>
      <text:p text:style-name="P32">Mõnevõrra korrektsem alternatiiv antud punktile oleks kanda kaustas &lt;TOMCAT&gt;/webapps/dvk/WEB-INF/lib asuvad failid Tomcat seadistuses java CLASSPATH muutujasse. Siin väljapakutud failide ümberkopeerimine saavutab sama tulemuse natuke lihtsamalt ja kiiremini.</text:p>
      <text:list xml:id="list377564775508361736" text:style-name="L5">
        <text:list-item>
          <text:p text:style-name="P72"><text:span text:style-name="T2">Ava tekstiredaktoris DVK serveri konfiguratsioonifail &lt;TOMCAT&gt;/webapps/dvk/web.xml.<text:line-break/>Veendu, et parameeter </text:span><text:span text:style-name="T2">„</text:span><text:span text:style-name="T2">configFile</text:span><text:span text:style-name="T2">“</text:span><text:span text:style-name="T2"> viitaks korrektselt failile &lt;TOMCAT&gt;/webapps/dvk/WEB-INF/dhl.properties.<text:line-break/>Parameeter </text:span><text:span text:style-name="T2">„</text:span><text:span text:style-name="T2">configFile</text:span><text:span text:style-name="T2">“</text:span><text:span text:style-name="T2"> v</text:span><text:span text:style-name="T2">õib viidata konfiguratsioonifailile kas täisteekonnana või suhtelise teekonnana arvestatuna veebirakenduse juurkaustast.</text:span></text:p>
        </text:list-item>
      </text:list>
      <text:p text:style-name="P27"/>
      <text:p text:style-name="P28">Suhtelise teekonnana esitamine (vaikimisi variant)</text:p>
      <text:p text:style-name="P29">&lt;init-param&gt;<text:line-break/> <text:s text:c="3"/>&lt;param-name&gt;configFile&lt;/param-name&gt;<text:line-break/> <text:s text:c="3"/>&lt;param-value&gt;/WEB-INF/dhl.properties&lt;/param-value&gt;<text:line-break/>&lt;/init-param&gt;</text:p>
      <text:p text:style-name="P27"><text:soft-page-break/></text:p>
      <text:p text:style-name="P28">Täisteekonnana esitamine</text:p>
      <text:p text:style-name="P26"><text:span text:style-name="T5">Linux/Unix:</text:span><text:span text:style-name="T6"><text:line-break/></text:span><text:span text:style-name="T16">&lt;init-param&gt;<text:line-break/> <text:s text:c="3"/>&lt;param-name&gt;configFile&lt;/param-name&gt;<text:line-break/> <text:s text:c="3"/>&lt;param-value&gt;/usr/local/tomcat/webapps/dvk/WEB-INF/dhl.properties&lt;/param-value&gt;<text:line-break/>&lt;/init-param&gt;</text:span></text:p>
      <text:p text:style-name="P27"/>
      <text:p text:style-name="P26"><text:span text:style-name="T5">Windows:</text:span><text:span text:style-name="T6"><text:line-break/></text:span><text:span text:style-name="T16">&lt;init-param&gt;<text:line-break/> <text:s text:c="3"/>&lt;param-name&gt;configFile&lt;/param-name&gt;<text:line-break/> <text:s text:c="3"/>&lt;param-value&gt;C:\Program Files\Tomcat/webapps/dvk/WEB-INF/dhl.properties&lt;/param-value&gt;<text:line-break/>&lt;/init-param&gt;</text:span></text:p>
      <text:p text:style-name="P27"/>
      <text:list xml:id="list3931350788383751972" text:style-name="L6">
        <text:list-item>
          <text:p text:style-name="P73"><text:span text:style-name="T2">Ava tekstiredaktoris DVK serveri konfiguratsioonifail &lt;TOMCAT&gt;/webapps/dvk/server-config.wsdd.<text:line-break/>Muuda antud failis parameetrit </text:span><text:span text:style-name="T2">„</text:span><text:span text:style-name="T2">attachments.Directory</text:span><text:span text:style-name="T2">“</text:span><text:span text:style-name="T2"> nii, et see viitaks korrektselt kaustale &lt;TOMCAT&gt;/webapps/dvk/WEB-INF/attachments.</text:span></text:p>
        </text:list-item>
      </text:list>
      <text:p text:style-name="P27"/>
      <text:p text:style-name="P26"><text:span text:style-name="T5">Linux/Unix:</text:span><text:span text:style-name="T6"><text:line-break/></text:span><text:span text:style-name="T16">&lt;parameter name="attachments.Directory" value="/usr/local/tomcat/webapps/dvk/WEB-INF/attachments"/&gt;</text:span></text:p>
      <text:p text:style-name="P27"/>
      <text:p text:style-name="P26"><text:span text:style-name="T5">Windows:</text:span><text:span text:style-name="T6"><text:line-break/></text:span><text:span text:style-name="T16">&lt;parameter name="attachments.Directory" value="C:\Program Files\Tomcat\webapps\dvk\WEB-INF\attachments"/&gt;</text:span></text:p>
      <text:p text:style-name="P27"/>
      <text:list xml:id="list8347336806607115385" text:style-name="L7">
        <text:list-item>
          <text:p text:style-name="P74"><text:span text:style-name="T2">Lisa Tomcati konfiguratsioonile kontekstimuutuja </text:span><text:span text:style-name="T2">„</text:span><text:span text:style-name="T2">jdbc/postgres</text:span><text:span text:style-name="T2">“</text:span><text:span text:style-name="T2"> DVK andmebaasi</text:span><text:span text:style-name="T2">ühenduse parameetritega. Reeglina tähendab see faili &lt;TOMCAT&gt;/conf/context.xml faili täiendamist järgmise reaga:</text:span></text:p>
        </text:list-item>
      </text:list>
      <text:p text:style-name="P27"/>
      <text:p text:style-name="P26"><text:span text:style-name="T5">Näiteks:</text:span><text:span text:style-name="T6"><text:line-break/></text:span><text:span text:style-name="T16">&lt;Resource name="jdbc/postgres" auth="Container" type="javax.sql.DataSource" username="postgres" password="postgres" driverClassName="org.postgresql.Driver" url="jdbc:postgresql://127.0.0.1:5432/postgres" maxActive="20" maxIdle="10" validationQuery="select 1"/&gt;</text:span></text:p>
      <text:p text:style-name="P27"/>
      <text:p text:style-name="P30"><text:span text:style-name="T2">Ülaltoodud näites tuleks kindlasti asendada parameetrite </text:span><text:span text:style-name="T2">„</text:span><text:span text:style-name="T2">username</text:span><text:span text:style-name="T2">“</text:span><text:span text:style-name="T2">, </text:span><text:span text:style-name="T2">„</text:span><text:span text:style-name="T2">password</text:span><text:span text:style-name="T2">“</text:span><text:span text:style-name="T2"> ja </text:span><text:span text:style-name="T2">„</text:span><text:span text:style-name="T2">url</text:span><text:span text:style-name="T2">“</text:span><text:span text:style-name="T2"> v</text:span><text:span text:style-name="T2">äärtused.</text:span></text:p>
      <text:list xml:id="list7768382059384398357" text:style-name="L8">
        <text:list-item>
          <text:p text:style-name="P75"><text:span text:style-name="T2">Ava tekstiredaktoris DVK serveri konfiguratsioonifail &lt;TOMCAT&gt;/webapps/dvk/WEB-INF/dhl.properties. Tee failis vajalikud seadistused (täpsemad juhised seadistamise kohta leiad järgmisest peatükist </text:span><text:span text:style-name="T2">„</text:span><text:span text:style-name="T2">Serveri seadistamine</text:span><text:span text:style-name="T2">“</text:span><text:span text:style-name="T2">).</text:span></text:p>
        </text:list-item>
        <text:list-item>
          <text:p text:style-name="P68">Tee Tomcatile restart.</text:p>
        </text:list-item>
      </text:list>
      <text:p text:style-name="P3"/>
      <text:p text:style-name="P44">Serveri seadistamine</text:p>
      <text:p text:style-name="P14">Valdav enamus DVK serveri seadetest asuvad failis dhl.properties. Nimetatud fail asub DVK rakenduse alamkaustas WEB-INF (näiteks: /usr/local/tomcat/webapps/dvk/WEB-INF/dhl.properties või C:\Program Files\Tomcat\webapps\dvk\WEB-INF\dhl.properties.</text:p>
      <text:p text:style-name="P3"/>
      <text:p text:style-name="P1"><text:span text:style-name="T5">Faili dhl.properties näidis:</text:span><text:span text:style-name="T6"><text:line-break/></text:span></text:p>
      <text:p text:style-name="P10"># Andmekogu nimetus</text:p>
      <text:p text:style-name="P1"><text:span text:style-name="T16">server_producer_name</text:span><text:span text:style-name="T6"> = </text:span><text:span text:style-name="T19">dhl</text:span></text:p>
      <text:p text:style-name="P3"/>
      <text:p text:style-name="P10"># JDigidoc config file</text:p>
      <text:p text:style-name="P1"><text:span text:style-name="T16">server_jdigidoc_config_location</text:span><text:span text:style-name="T19"> = jar://postgres.cfg</text:span></text:p>
      <text:p text:style-name="P3"/>
      <text:p text:style-name="P10"># Serveri andmebaasiühenduse keskkonnamuutuja nimi Tomcatis</text:p>
      <text:p text:style-name="P1"><text:soft-page-break/><text:span text:style-name="T16">server_database_environment_variable</text:span><text:span text:style-name="T6"> = </text:span><text:span text:style-name="T19">jdbc/postgres</text:span></text:p>
      <text:p text:style-name="P3"/>
      <text:p text:style-name="P10"># Serveri jooksutamine kliendi andmebaasi peal.</text:p>
      <text:p text:style-name="P10"># Kasulik selleks, et DVK serverit saaks kasutada</text:p>
      <text:p text:style-name="P10"># otse saatmisel infosüsteemi küljes</text:p>
      <text:p text:style-name="P1"><text:span text:style-name="T16">server_run_on_client_database</text:span><text:span text:style-name="T6"> = </text:span><text:span text:style-name="T19">no</text:span></text:p>
      <text:p text:style-name="P3"/>
      <text:p text:style-name="P10"># Dokumendi säilitustähtaeg päevades</text:p>
      <text:p text:style-name="P1"><text:span text:style-name="T16">server_document_default_lifetime</text:span><text:span text:style-name="T6"> = </text:span><text:span text:style-name="T19">30</text:span></text:p>
      <text:p text:style-name="P3"/>
      <text:p text:style-name="P10"># Säilitustähtaja ületanud saatmata dokumentide ajapikendus,</text:p>
      <text:p text:style-name="P10"># et katkestatuks märgitud olek veel enne lõplikku kustutamist</text:p>
      <text:p text:style-name="P10"># saatjani saaks jõuda.</text:p>
      <text:p text:style-name="P1"><text:span text:style-name="T16">server_expired_document_grace_period</text:span><text:span text:style-name="T6"> = </text:span><text:span text:style-name="T19">7</text:span></text:p>
      <text:p text:style-name="P3"/>
      <text:p text:style-name="P10"># Konteineri valideerimise seaded</text:p>
      <text:p text:style-name="P1"><text:span text:style-name="T16">server_validate_container</text:span><text:span text:style-name="T6"> = </text:span><text:span text:style-name="T19">yes</text:span></text:p>
      <text:p text:style-name="P1"><text:span text:style-name="T16">server_ignore_invalid_containers</text:span><text:span text:style-name="T6"> = </text:span><text:span text:style-name="T19">no</text:span></text:p>
      <text:p text:style-name="P3"/>
      <text:p text:style-name="P10"># Määrab, kas DVK server üritab valideerida konteineri sisus</text:p>
      <text:p text:style-name="P10"># edastatavaid XML faile.</text:p>
      <text:p text:style-name="P1"><text:span text:style-name="T16">server_validate_xml_files</text:span><text:span text:style-name="T6"> = </text:span><text:span text:style-name="T19">no</text:span></text:p>
      <text:p text:style-name="P3"/>
      <text:p text:style-name="P10"># Määrab, kas DVK server üritab valideerida digiallkirja</text:p>
      <text:p text:style-name="P10"># konteinerite küljes olevaid allkirju.</text:p>
      <text:p text:style-name="P1"><text:span text:style-name="T16">server_validate_signatures</text:span><text:span text:style-name="T6"> = </text:span><text:span text:style-name="T19">no</text:span></text:p>
      <text:p text:style-name="P3"/>
      <text:p text:style-name="P10"># Kas dokumendi saatmisel kontrollitakse, et DVK konteineris saatjaks</text:p>
      <text:p text:style-name="P10"># märgitud asutus on sama asutus, kes X-Tee päringu teostas.</text:p>
      <text:p text:style-name="P10"># Nimetatud kontrolli väljalülitamine võib olla vajalik olukorras, kus</text:p>
      <text:p text:style-name="P10"># asutus saadab DVK-sse oma allasutuste või klientide dokumente.</text:p>
      <text:p text:style-name="P10">#</text:p>
      <text:p text:style-name="P10"># NB! Antud seadistuse väljalülitamise tulemusena muutub dokumentide</text:p>
      <text:p text:style-name="P10"># edastamise staatus kättesaadavaks ka kõigile teistele asutustele</text:p>
      <text:p text:style-name="P10"># (st mitte ainult dokumendi saatjaks märgitud asutusele).</text:p>
      <text:p text:style-name="P1"><text:span text:style-name="T16">server_document_sender_must_match_xroad_header</text:span><text:span text:style-name="T24"> = </text:span><text:span text:style-name="T19">yes</text:span></text:p>
      <text:p text:style-name="P3"/>
      <text:p text:style-name="P10"># Kas DVK server peaks tundmatu saatja andmed kandma automaatselt oma</text:p>
      <text:p text:style-name="P10"># asutuste, allüksuste ja ametikohtade andmebaasi.</text:p>
      <text:p text:style-name="P1"><text:span text:style-name="T16">server_auto_register_unknown_senders</text:span><text:span text:style-name="T24"> = </text:span><text:span text:style-name="T19">no</text:span></text:p>
      <text:p text:style-name="P3"/>
      <text:p text:style-name="P10"># Õiguste kesksüsteemi kasutamine</text:p>
      <text:p text:style-name="P1"><text:span text:style-name="T16">server_use_central_rights_database</text:span><text:span text:style-name="T6"> = </text:span><text:span text:style-name="T19">no</text:span></text:p>
      <text:p text:style-name="P1"><text:span text:style-name="T16">server_rights_database_url</text:span><text:span text:style-name="T6"> = </text:span><text:a xlink:type="simple" xlink:href="http://turvaserver/cgi-bin/consumer_proxy" text:style-name="Internet_20_link" text:visited-style-name="Visited_20_Internet_20_Link"><text:span text:style-name="T20">http://TURVASERVER/cgi-bin/</text:span></text:a><text:span text:style-name="T20"> </text:span><text:a xlink:type="simple" xlink:href="http://turvaserver/cgi-bin/consumer_proxy" text:style-name="Internet_20_link" text:visited-style-name="Visited_20_Internet_20_Link"><text:span text:style-name="T20">HYPERLINK "http://turvaserver/cgi-bin/consumer_proxy"</text:span></text:a><text:span text:style-name="T20"> </text:span><text:a xlink:type="simple" xlink:href="http://turvaserver/cgi-bin/consumer_proxy" text:style-name="Internet_20_link" text:visited-style-name="Visited_20_Internet_20_Link"><text:span text:style-name="T20">HYPERLINK "http://turvaserver/cgi-bin/consumer_proxy"</text:span></text:a><text:a xlink:type="simple" xlink:href="http://turvaserver/cgi-bin/consumer_proxy" text:style-name="Internet_20_link" text:visited-style-name="Visited_20_Internet_20_Link"><text:span text:style-name="T20"> HYPERLINK "http://turvaserver/cgi-bin/consumer_proxy"</text:span></text:a><text:a xlink:type="simple" xlink:href="http://turvaserver/cgi-bin/consumer_proxy" text:style-name="Internet_20_link" text:visited-style-name="Visited_20_Internet_20_Link"><text:span text:style-name="T20">consumer_proxy</text:span></text:a></text:p>
      <text:p text:style-name="P1"><text:span text:style-name="T16">server_rights_database_org_code</text:span><text:span text:style-name="T6"> = </text:span><text:span text:style-name="T19">12345678</text:span></text:p>
      <text:p text:style-name="P1"><text:span text:style-name="T16">server_rights_database_person_code</text:span><text:span text:style-name="T6"> = </text:span><text:span text:style-name="T19">12345678901</text:span></text:p>
      <text:p text:style-name="P1"><text:span text:style-name="T16">server_rights_database_sync_period</text:span><text:span text:style-name="T6"> = </text:span><text:span text:style-name="T19">120</text:span></text:p>
      <text:p text:style-name="P3"/>
      <text:p text:style-name="P10"># Dokumentide edastamine teisele DVK serverile</text:p>
      <text:p text:style-name="P1"><text:span text:style-name="T16">client_default_org_code</text:span><text:span text:style-name="T6"> = </text:span><text:span text:style-name="T19">12345678</text:span></text:p>
      <text:p text:style-name="P1"><text:span text:style-name="T16">client_default_person_code</text:span><text:span text:style-name="T6"> = </text:span><text:span text:style-name="T19">12345678901</text:span></text:p>
      <text:p text:style-name="P3"/>
      <text:p text:style-name="P10"># Veateadete logimine</text:p>
      <text:p text:style-name="P1"><text:span text:style-name="T16">log_errors</text:span><text:span text:style-name="T6"> = </text:span><text:span text:style-name="T19">yes</text:span></text:p>
      <text:p text:style-name="P1"><text:span text:style-name="T16">error_log_file</text:span><text:span text:style-name="T6"> = </text:span><text:span text:style-name="T19">C:\\logs\\log_dvk_debug.txt</text:span></text:p>
      <text:p text:style-name="P3"/>
      <text:p text:style-name="P10"># Kettalt lugemise ja kirjutamise puhvrite suurus baitides</text:p>
      <text:p text:style-name="P1"><text:span text:style-name="T16">binary_buffer_size</text:span><text:span text:style-name="T6"> = </text:span><text:span text:style-name="T19">65536</text:span></text:p>
      <text:p text:style-name="P3"/>
      <text:p text:style-name="P10"># Andmebaasist lugemise ja kirjutamise puhvrite suurus baitides</text:p>
      <text:p text:style-name="P1"><text:span text:style-name="T16">database_buffer_size</text:span><text:span text:style-name="T6"> = </text:span><text:span text:style-name="T19">65536</text:span></text:p>
      <text:p text:style-name="P3"/>
      <text:p text:style-name="P10"># Mailile saadetavate veateadete seaded</text:p>
      <text:p text:style-name="P1"><text:span text:style-name="T16">mail.host</text:span><text:span text:style-name="T6"> = </text:span><text:span text:style-name="T19">mail.asutus.ee</text:span></text:p>
      <text:p text:style-name="P1"><text:span text:style-name="T16">mail.from</text:span><text:span text:style-name="T6"> = </text:span><text:span text:style-name="T19">dvk@asutus.ee</text:span></text:p>
      <text:p text:style-name="P1"><text:span text:style-name="T16">mail.to</text:span><text:span text:style-name="T6"> = </text:span><text:span text:style-name="T19">admin@asutus.ee</text:span></text:p>
      <text:p text:style-name="P3"/>
      <text:p text:style-name="P62">#DHX parameters</text:p>
      <text:p text:style-name="P61"><text:span text:style-name="T13">soap.security-server</text:span><text:span text:style-name="T23">=</text:span><text:span text:style-name="T62">http://10.0.13.198</text:span></text:p>
      <text:p text:style-name="P92"><text:span text:style-name="T18">soap.xroad-instance</text:span><text:span text:style-name="T23">=</text:span><text:span text:style-name="T62">ee-dev</text:span></text:p>
      <text:p text:style-name="P92"><text:span text:style-name="T13">soap.member-class</text:span><text:span text:style-name="T23">=</text:span><text:span text:style-name="T62">GOV</text:span></text:p>
      <text:p text:style-name="P92"><text:soft-page-break/><text:span text:style-name="T13">soap.protocol-version</text:span><text:span text:style-name="T23">=</text:span><text:span text:style-name="T62">4.0</text:span></text:p>
      <text:p text:style-name="P92"><text:span text:style-name="T13">soap.member-code</text:span><text:span text:style-name="T23">=</text:span><text:span text:style-name="T62">70006317</text:span></text:p>
      <text:p text:style-name="P92"><text:span text:style-name="T13">soap.default-subsystem</text:span><text:span text:style-name="T23">=</text:span><text:span text:style-name="T62">DHX.dvk</text:span></text:p>
      <text:p text:style-name="P92"/>
      <text:p text:style-name="P90">#comma esparated list of accepted subsystems, in case if server accepts documents for several subsystems at a time</text:p>
      <text:p text:style-name="P92"><text:span text:style-name="T13">soap.accepted-subsystems</text:span><text:span text:style-name="T23">=</text:span><text:span text:style-name="T62">DHX.dvk</text:span></text:p>
      <text:p text:style-name="P92"/>
      <text:p text:style-name="P90">#cron expression of the address renewal job.</text:p>
      <text:p text:style-name="P92"><text:span text:style-name="T13">address-renew-timeout</text:span><text:span text:style-name="T23">=</text:span><text:span text:style-name="T62">0 */20 * * * ?</text:span></text:p>
      <text:p text:style-name="P92"/>
      <text:p text:style-name="P90">#template representing how many times and with how bug timeouts document will be resent. </text:p>
      <text:p text:style-name="P90">#for example 5,10,15 means that after first failed try application will wait 5 seconds and try again. </text:p>
      <text:p text:style-name="P90">#If second attempt fails, then there will be 10 seconds timeout before third attempt and so on</text:p>
      <text:p text:style-name="P92"><text:span text:style-name="T13">document-resend-template</text:span><text:span text:style-name="T23">=</text:span><text:span text:style-name="T62">5,10,15</text:span></text:p>
      <text:p text:style-name="P45">Konfiguratsioonimuutujate selgitused</text:p>
      <text:p text:style-name="P8">server_producer_name</text:p>
      <text:p text:style-name="P6">DVK serveri poolt kasutatav andmekogu nimetus.</text:p>
      <text:p text:style-name="P1"><text:span text:style-name="T2">DVK põhiserver kasutab andmekogu nimetust </text:span><text:span text:style-name="T2">„</text:span><text:span text:style-name="T2">dhl</text:span><text:span text:style-name="T2">“</text:span><text:span text:style-name="T2">. Kui X-Teele lisada m</text:span><text:span text:style-name="T2">õni täiendav DVK server, siis peab sellel olema unikaalne andmekogu nimetus. Antud parameetriga tuleks DVK serveri rakendusele teada anda, millise andmekogu nimetuse all ta parasjagu toimib.</text:span></text:p>
      <text:p text:style-name="P3"/>
      <text:p text:style-name="P8">server_jdigidoc_config_location</text:p>
      <text:p text:style-name="P1"><text:span text:style-name="T2">Jdigidoc konfiguratsiooni faili absoluutne asukoht. Vaikimisi väärtus </text:span><text:span text:style-name="T19">jar://jdigidoc.cfg</text:span></text:p>
      <text:p text:style-name="P3"/>
      <text:p text:style-name="P8">server_database_environment_variable</text:p>
      <text:p text:style-name="P1"><text:span text:style-name="T2">Tomcati keskkonnamuutuja nimi, kuhu on salvestatud DVK serveri andmebaasiühenduse seaded (ühendusstring, kasutajanimi, parool, ühenduse aegumine jne). Vaikimisi üritab DVK server neid seadeid lugeda Tomcati keskkonnamuutujast </text:span><text:span text:style-name="T2">„</text:span><text:span text:style-name="T2">jdbc/postgres.</text:span></text:p>
      <text:p text:style-name="P3"/>
      <text:p text:style-name="P8">server_run_on_client_database</text:p>
      <text:p text:style-name="P6">Antud parameetriga saab DVK serverile teada anda, et ta peab töötama DVK kliendi andmebaasi peal. S.t. DVK serveri PostgreSQL andmebaasi asemel kasutab server tööks märksa lihtsama andmebaasiskeemiga Oracle, MS SQL Server või PostgreSQL andmebaasi.</text:p>
      <text:p text:style-name="P6">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P6">Kliendi andmetabelite peal töötama seadistatud DVK server võimaldab ainult teistelt asutustelt dokumente vastu võtta ja vastuvõetud dokumentide kohta tagasisidet anda. S.t. dokumentide väljasaatmiseks tuleb sellisel juhul kasutada DVK klientrakendust.</text:p>
      <text:p text:style-name="P3"/>
      <text:p text:style-name="P8">server_document_default_lifetime</text:p>
      <text:p text:style-name="P6">Dokumendi vaikimisi säilitusaeg DVK serveris.</text:p>
      <text:p text:style-name="P6">Määrab, mitu päeva dokumente DVK serveris säilitatakse, enne kui nad ruumi vabastamiseks maha kustutatakse. Dokumendi säilitusaega saab dokumendi saatmisel ette anda ka päringu sendDocuments parameetrina.</text:p>
      <text:p text:style-name="P6">Antud parameetri puhul tuleks arvestada, et säilitustähtaeg ei oleks nii lühike, et adressaat ei jõua dokumenti vastu võtta, ega nii pikk, et andmebaasi kuhjuvad dokumendid andmebaasi tööd põhjendamatult ei koormaks.</text:p>
      <text:p text:style-name="P3"/>
      <text:p text:style-name="P8">server_expired_document_grace_period</text:p>
      <text:p text:style-name="P6">DVK serveris säilitustähtaja ületanud dokumendile antav ajapikendus (päevades), enne kui dokument lõplikult kustutatakse.</text:p>
      <text:p text:style-name="P6">Ajapikendus on vajalik selleks, et dokumendi saatja saaks DVK serverilt tagasisidet küsides teada, kui dokument on ületanud säilitustähtaja ja dokumendi edastamine on seetõttu katkestatud.</text:p>
      <text:p text:style-name="P3"/>
      <text:p text:style-name="P8">server_validate_container</text:p>
      <text:p text:style-name="P6">Määrab, kas DVK server kontrollib saabunud dokumentide vastavust DVK konteineri XML skeemile.</text:p>
      <text:p text:style-name="P6">Kui DVK konteinerite valideerimine on aktiveeritud, siis valideerib DVK server kõik sendDocuments päringuga saadetud konteinerid ning katkestab dokumentide töötlemise, kui konteineri XML struktuur ei vasta DVK konteineri XML skeemile.</text:p>
      <text:p text:style-name="P1"><text:span text:style-name="T2">Et vältida dokumendi edastamise katkestamist vigase XML konteineri leidmisel, tuleks aktiveerida parameeter server_ignore_invalid_containers. Sellisel juhul kirjutatakse info konteineri vigase struktuuri </text:span><text:soft-page-break/><text:span text:style-name="T2">kohta sõnumi adressaatide andmetesse </text:span><text:span text:style-name="T3">fault</text:span><text:span text:style-name="T2"> struktuuri.</text:span></text:p>
      <text:p text:style-name="P1"><text:span text:style-name="T1">NB!</text:span><text:span text:style-name="T2"> DVK konteineri valideerimise eelduseks on, et dokumendi saatja on konteineri XML-s korrektselt viidanud DVK konteineri skeemi asukohale.</text:span></text:p>
      <text:p text:style-name="P3"/>
      <text:p text:style-name="P8">server_ignore_invalid_containers</text:p>
      <text:p text:style-name="P6">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P3"/>
      <text:p text:style-name="P8">server_validate_xml_files</text:p>
      <text:p text:style-name="P6">Määrab, kas server üritab konteineri sisus edastatavaid XML faile valideerida. Kui XML failide valideerimine on sisse lülitatud, siis valideerib server järgmisi faile:</text:p>
      <text:list xml:id="list5679919558943887859" text:style-name="L9">
        <text:list-item>
          <text:p text:style-name="P56">konteineris asuvad XML failid</text:p>
        </text:list-item>
        <text:list-item>
          <text:p text:style-name="P56">konteineris asuvate .ddoc ja .bdoc failide sees asuvad XML failid.</text:p>
        </text:list-item>
      </text:list>
      <text:p text:style-name="P6">Server avab valideerimiseks ainult esimese taseme .ddoc ja .bdoc faile. S.t. kui konteineris sisalduva .ddoc või .bdoc faili sees on omakorda järgmine .ddoc või .bdoc fail, siis seda enam XML failide valideerimiseks läbi ei otsita.</text:p>
      <text:p text:style-name="P3"/>
      <text:p text:style-name="P8">server_validate_signatures</text:p>
      <text:p text:style-name="P6">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P3"/>
      <text:p text:style-name="P8">server_document_sender_must_match_xroad_header</text:p>
      <text:p text:style-name="P6">Määrab, kas DVK konteineris dokumendi saatjaks märgitud asutus peab kindlasti vastama X-Tee päringu päises päringu teostajaks märgitud asutusele.</text:p>
      <text:p text:style-name="P6">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p>
      <text:p text:style-name="P1"><text:span text:style-name="T1">NB!</text:span><text:span text:style-name="T2"> Antud seadistuse väljalülitamise tulemusena muutub dokumentide edastamise staatus kättesaadavaks ka kõigile teistele asutustele (st mitte ainult dokumendi saatjaks märgitud asutusele).</text:span></text:p>
      <text:p text:style-name="P3"/>
      <text:p text:style-name="P8">server_auto_register_unknown_senders</text:p>
      <text:p text:style-name="P6">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P3"/>
      <text:p text:style-name="P8">server_use_central_rights_database</text:p>
      <text:p text:style-name="P1"><text:span text:style-name="T2">Antud parameetri aktiveerimisel sünkroniseerib DVK server oma asutuste, isikute ja õiguste registrit keskse õiguste andmekoguga (X-Tee andmekogu </text:span><text:span text:style-name="T2">„</text:span><text:span text:style-name="T2">aar</text:span><text:span text:style-name="T2">“</text:span><text:span text:style-name="T2">). Sellisel juhul j</text:span><text:span text:style-name="T2">õuavad keskses õiguste andmekogus tehtud muudatused ja määratud kasutusõigused DVK serveri asutuste, isikute ja õiguste registrisse.</text:span></text:p>
      <text:p text:style-name="P3"/>
      <text:p text:style-name="P8">server_rights_database_url</text:p>
      <text:p text:style-name="P6">Õiguste andmekogu poole pöördumiseks kasutatav veebiaadress. Reeglina kujul <text:s text:c="3"/></text:p>
      <text:p text:style-name="P1"><text:a xlink:type="simple" xlink:href="http://turvaserver/cgi-bin/consumer_proxy" text:style-name="Internet_20_link" text:visited-style-name="Visited_20_Internet_20_Link"><text:span text:style-name="T15">http://TURVASERVER/cgi-bin/consumer_proxy</text:span></text:a><text:span text:style-name="T2">.</text:span></text:p>
      <text:p text:style-name="P3"/>
      <text:p text:style-name="P8">server_rights_database_org_code</text:p>
      <text:p text:style-name="P6">Õiguste andmekogu poole pöördumisel X-Tee päringute päises kasutatav asutuse registrikood. S.t. selle asutuse registrikood, mille nimel õiguste andmekogu poole pöördutakse.</text:p>
      <text:p text:style-name="P6">Siin määratud koodiga asutusel peab olema õiguste andmekogu turvaserveris olema antud õigused õiguste andmekogu päringute käivitamiseks.</text:p>
      <text:p text:style-name="P3"/>
      <text:p text:style-name="P8">server_rights_database_person_code</text:p>
      <text:p text:style-name="P6">Õiguste andmekogu poole pöördumisel X-Tee päringute päises kasutatav isikukood. S.t. selle isiku isikukood, kelle nimel õiguste andmekogu poole pöördutakse.</text:p>
      <text:p text:style-name="P3"/>
      <text:p text:style-name="P8"><text:soft-page-break/>server_rights_database_sync_period</text:p>
      <text:p text:style-name="P6">Ajavahemik minutites, mille järel DVK server sünkroniseerib asutuste, ametikohtade, isikute ja õiguste andmeid keskse õiguste andmekoguga.</text:p>
      <text:p text:style-name="P6">Praktikas ei toimu sünkroniseerimine täpselt määratud aja möödumisel. Sünkroniseerimine käivitatakse mistahes käivitatud DVK päringu käivitamisel, kui viimasest sünkroniseerimisest on möödas rohkem kui siin märgitud hulk minuteid.</text:p>
      <text:p text:style-name="P3"/>
      <text:p text:style-name="P8">client_default_org_code</text:p>
      <text:p text:style-name="P6">Asutuse registrikood, mida kasutatakse X-Tee päistes, kui dokumenti on vaja ühest DVK serverist teise DVK serverisse edastada.</text:p>
      <text:p text:style-name="P1"><text:span text:style-name="T2">Lisaks X-Tee päistele märgib DVK server antud registrikoodi ka DVK serverite vahel edastatava dokumendi transport </text:span><text:span text:style-name="T8"></text:span><text:span text:style-name="T2"> vahendaja plokki.</text:span></text:p>
      <text:p text:style-name="P3"/>
      <text:p text:style-name="P8">client_default_person_code</text:p>
      <text:p text:style-name="P6">Isikukood, mida kasutatakse X-Tee päistes, kui dokumenti on vaja ühest DVK serverist teise DVK serverisse edastada.</text:p>
      <text:p text:style-name="P1"><text:span text:style-name="T2">Lisaks X-Tee päistele märgib DVK server antud isikukoodi ka DVK serverite vahel edastatava dokumendi transport </text:span><text:span text:style-name="T8"></text:span><text:span text:style-name="T2"> vahendaja plokki.</text:span></text:p>
      <text:p text:style-name="P3"/>
      <text:p text:style-name="P8">log_errors</text:p>
      <text:p text:style-name="P6">Määrab, kas serveri töö käigus tekkivad vead kirjutatakse logifaili.</text:p>
      <text:p text:style-name="P3"/>
      <text:p text:style-name="P8">error_log_file</text:p>
      <text:p text:style-name="P6">Vigade logifaili asukoht.</text:p>
      <text:p text:style-name="P3"/>
      <text:p text:style-name="P8">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3"/>
      <text:p text:style-name="P8">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3"/>
      <text:p text:style-name="P8">mail.host</text:p>
      <text:p text:style-name="P6">E-posti serveri nimi või aadress. Kasutatakse administraatorile veateadete saatmiseks ja süsteemsete teadete saatmiseks DVK serveri kasutajatele.</text:p>
      <text:p text:style-name="P3"/>
      <text:p text:style-name="P8">mail.from</text:p>
      <text:p text:style-name="P6">E-posti aadress, mille nimel DVK klient või server e-kirju välja saadab.</text:p>
      <text:p text:style-name="P3"/>
      <text:p text:style-name="P8">mail.to</text:p>
      <text:p text:style-name="P6">E-posti aadress, kuhu DVK klient või server töös tekkinud vigade kohta e-kirju saadab.</text:p>
      <text:p text:style-name="P3"/>
      <text:p text:style-name="P64">soap.security-server</text:p>
      <text:p text:style-name="P63">Dhx protokolli poolt kasutatav parameeter. X-tee turvaserveri asukoht.</text:p>
      <text:p text:style-name="P64"/>
      <text:p text:style-name="P95"><text:span text:style-name="T65">soap.xroad-instance</text:span></text:p>
      <text:p text:style-name="P98">Dhx protokolli poolt kasutatav parameeter. X-tee-ga suhtlemisel kasutatav SOAP päise parameeter <text:span text:style-name="T66">xroadInstance</text:span></text:p>
      <text:p text:style-name="P95"><text:span text:style-name="T65"/></text:p>
      <text:p text:style-name="P95">soap.member-class</text:p>
      <text:p text:style-name="P98">Dhx protokolli poolt kasutatav parameeter. X-tee-ga suhtlemisel kasutatav SOAP päise parameeter <text:span text:style-name="T69">memberClass</text:span></text:p>
      <text:p text:style-name="P98"><text:span text:style-name="T66"/></text:p>
      <text:p text:style-name="P95">soap.protocol-version</text:p>
      <text:p text:style-name="P98">Dhx protokolli poolt kasutatav parameeter. X-tee-ga suhtlemisel kasutatav SOAP päise parameeter <text:span text:style-name="T69">protocolVersion</text:span></text:p>
      <text:p text:style-name="P98"><text:span text:style-name="T66"/></text:p>
      <text:p text:style-name="P95">soap.member-code</text:p>
      <text:p text:style-name="P98"><text:soft-page-break/>Dhx protokolli poolt kasutatav parameeter. X-tee-ga suhtlemisel kasutatav SOAP päise parameeter <text:span text:style-name="T69">memberCode</text:span></text:p>
      <text:p text:style-name="P95"/>
      <text:p text:style-name="P97">soap.default-subsystem</text:p>
      <text:p text:style-name="P99"><text:span text:style-name="T29">Dhx protokolli poolt kasutatav parameeter. X-tee-ga suhtlemisel kasutatav SOAP päise parameetri </text:span><text:span text:style-name="T32">subsystemCode</text:span><text:span text:style-name="T31"> </text:span><text:span text:style-name="T30">vaikimisi väärtus</text:span></text:p>
      <text:p text:style-name="P96"/>
      <text:p text:style-name="P95">soap.accepted-subsystems</text:p>
      <text:p text:style-name="P93"><text:span text:style-name="T71">Dhx protokolli poolt kasutatav parameeter. </text:span>Komaga eraldatud aktsepteeritud alamsüsteemide nimekiri. DHX dokumentide vastuvõtmisel kontrollitakse adressaadi ja <text:span text:style-name="T69">accepted-subsystems </text:span>parameetri vastavust.</text:p>
      <text:p text:style-name="P95"/>
      <text:p text:style-name="P95">address-renew-timeout</text:p>
      <text:p text:style-name="P93"><text:span text:style-name="T71">Dhx protokolli poolt kasutatav parameeter. </text:span>Aadressi uuendamise corn expression.</text:p>
      <text:p text:style-name="P95"/>
      <text:p text:style-name="P96"><text:span text:style-name="T70">document-resend-template</text:span></text:p>
      <text:p text:style-name="P94"><text:span text:style-name="T71">Dhx protokolli poolt kasutatav parameeter. Dokumentide uuesti saatmise muster. Selle parameetriga võib häälestada mitu korda ja kui tihti üritatakse saata dokumendi(juhul kui esmane saatmine ebaõnnestub). Iga number tähendab sekundite arvu mida rakendus ootab enne järgmist saatmist. Ntks kui häälestatud</text:span><text:span text:style-name="T72">5,10,15, </text:span><text:span text:style-name="T71">siis rakendus saadab dokumendi, ebaõnnestumisel ootab 5 sekundid, saadab uuesti, ebaõnnestumisel ootab 10 sekundid, saadab uuesti, ebaõnnestumisel ootab 15 sekundid, saadab uuesti ja lõpetab dokumendi saatmist(vaatamata kas viimane saatmine õnnestus või mitte).</text:span></text:p>
      <text:p text:style-name="P44">Logimise seadistamine</text:p>
      <text:p text:style-name="P1"><text:span text:style-name="T2">Logimine on alates versioonist 1.6.0 realiseeritud kasutades raamistikku Apache Log4J (</text:span><text:a xlink:type="simple" xlink:href="http://logging.apache.org/log4j/" text:style-name="Internet_20_link" text:visited-style-name="Visited_20_Internet_20_Link"><text:span text:style-name="T15">http://logging.apache.org/log4j/</text:span></text:a><text:span text:style-name="T2">). Logimise seadistamiseks ava tekstiredaktoriga fail [DVK_SERVER_HOME]/src/main/java/log4j.xml. Selles failis on kirjeldatud logimise seadistus:</text:span></text:p>
      <text:p text:style-name="P6"/>
      <text:p text:style-name="P47"><text:span text:style-name="T42">&lt;?</text:span><text:span text:style-name="T53">xml</text:span><text:span text:style-name="T42"> </text:span><text:span text:style-name="T58">version</text:span><text:span text:style-name="T28">=</text:span><text:span text:style-name="T61">"1.0"</text:span><text:span text:style-name="T42"> </text:span><text:span text:style-name="T58">encoding</text:span><text:span text:style-name="T28">=</text:span><text:span text:style-name="T61">"UTF-8"</text:span><text:span text:style-name="T42">?&gt;</text:span></text:p>
      <text:p text:style-name="P48"><text:span text:style-name="T36">&lt;</text:span><text:span text:style-name="T48">Configuration</text:span><text:span text:style-name="T36">&gt;</text:span></text:p>
      <text:p text:style-name="P48"><text:span text:style-name="T23"><text:s text:c="2"/></text:span><text:span text:style-name="T36">&lt;</text:span><text:span text:style-name="T48">CustomLevels</text:span><text:span text:style-name="T36">&gt;</text:span></text:p>
      <text:p text:style-name="P48"><text:span text:style-name="T23"><text:s text:c="4"/></text:span><text:span text:style-name="T36">&lt;</text:span><text:span text:style-name="T48">CustomLevel</text:span> <text:span text:style-name="T56">name</text:span><text:span text:style-name="T23">=</text:span><text:span text:style-name="T60">"SERVICEINFO"</text:span> <text:span text:style-name="T56">intLevel</text:span><text:span text:style-name="T23">=</text:span><text:span text:style-name="T60">"450"</text:span> <text:span text:style-name="T36">/&gt;</text:span></text:p>
      <text:p text:style-name="P48"><text:span text:style-name="T23"><text:s text:c="2"/></text:span><text:span text:style-name="T36">&lt;/</text:span><text:span text:style-name="T48">CustomLevels</text:span><text:span text:style-name="T36">&gt;</text:span></text:p>
      <text:p text:style-name="P48"><text:span text:style-name="T23"><text:s text:c="2"/></text:span><text:span text:style-name="T36">&lt;</text:span><text:span text:style-name="T48">Appenders</text:span><text:span text:style-name="T36">&gt;</text:span></text:p>
      <text:p text:style-name="P48"><text:span text:style-name="T23"><text:s text:c="4"/></text:span><text:span text:style-name="T36">&lt;</text:span><text:span text:style-name="T48">Console</text:span> <text:span text:style-name="T56">name</text:span><text:span text:style-name="T23">=</text:span><text:span text:style-name="T60">"STDOUT"</text:span> <text:span text:style-name="T56">target</text:span><text:span text:style-name="T23">=</text:span><text:span text:style-name="T60">"SYSTEM_OUT"</text:span><text:span text:style-name="T36">&gt;</text:span></text:p>
      <text:p text:style-name="P48"><text:span text:style-name="T23"><text:s text:c="6"/></text:span><text:span text:style-name="T36">&lt;</text:span><text:span text:style-name="T48">PatternLayout</text:span> <text:span text:style-name="T56">pattern</text:span><text:span text:style-name="T23">=</text:span><text:span text:style-name="T60">"%d{ABSOLUTE} %5p %d %C:%L - %m%n"</text:span><text:span text:style-name="T36">/&gt;</text:span></text:p>
      <text:p text:style-name="P48"><text:span text:style-name="T23"><text:s text:c="4"/></text:span><text:span text:style-name="T36">&lt;/</text:span><text:span text:style-name="T48">Console</text:span><text:span text:style-name="T36">&gt;</text:span></text:p>
      <text:p text:style-name="P48"><text:span text:style-name="T23"><text:s text:c="4"/></text:span><text:span text:style-name="T36">&lt;</text:span><text:span text:style-name="T48">Console</text:span> <text:span text:style-name="T56">name</text:span><text:span text:style-name="T23">=</text:span><text:span text:style-name="T60">"console"</text:span> <text:span text:style-name="T56">target</text:span><text:span text:style-name="T23">=</text:span><text:span text:style-name="T60">"SYSTEM_OUT"</text:span><text:span text:style-name="T36">&gt;</text:span></text:p>
      <text:p text:style-name="P48"><text:span text:style-name="T23"><text:s text:c="6"/></text:span><text:span text:style-name="T36">&lt;</text:span><text:span text:style-name="T48">PatternLayout</text:span> <text:span text:style-name="T56">pattern</text:span><text:span text:style-name="T23">=</text:span><text:span text:style-name="T60">"%-5p %d %c{1} - %m%n"</text:span><text:span text:style-name="T36">/&gt;</text:span></text:p>
      <text:p text:style-name="P48"><text:span text:style-name="T23"><text:s text:c="4"/></text:span><text:span text:style-name="T36">&lt;/</text:span><text:span text:style-name="T48">Console</text:span><text:span text:style-name="T36">&gt;</text:span></text:p>
      <text:p text:style-name="P48"><text:span text:style-name="T23"><text:s text:c="4"/></text:span><text:span text:style-name="T36">&lt;</text:span><text:span text:style-name="T48">File</text:span> <text:span text:style-name="T56">name</text:span><text:span text:style-name="T23">=</text:span><text:span text:style-name="T60">"file"</text:span> <text:span text:style-name="T56">fileName</text:span><text:span text:style-name="T23">=</text:span><text:span text:style-name="T60">"</text:span><text:span text:style-name="T17">../logs/dvkServer.log</text:span><text:span text:style-name="T60">"</text:span><text:span text:style-name="T36">&gt;</text:span></text:p>
      <text:p text:style-name="P48"><text:span text:style-name="T23"><text:s text:c="6"/></text:span><text:span text:style-name="T36">&lt;</text:span><text:span text:style-name="T48">PatternLayout</text:span> <text:span text:style-name="T56">pattern</text:span><text:span text:style-name="T23">=</text:span><text:span text:style-name="T60">"%d{ABSOLUTE} %5p %d %C.%M:%L - %m%n"</text:span><text:span text:style-name="T36">/&gt;</text:span></text:p>
      <text:p text:style-name="P48"><text:span text:style-name="T23"><text:s text:c="4"/></text:span><text:span text:style-name="T36">&lt;/</text:span><text:span text:style-name="T48">File</text:span><text:span text:style-name="T36">&gt;</text:span></text:p>
      <text:p text:style-name="P48"><text:span text:style-name="T23"><text:s text:c="5"/></text:span><text:span text:style-name="T67">&lt;!-- &lt;Syslog name="</text:span><text:span text:style-name="T68">syslog</text:span><text:span text:style-name="T67">" host="192.168.1.117" port="514" protocol="TCP" newLine="true" facility="LOCAL7"/&gt; --&gt;</text:span></text:p>
      <text:p text:style-name="P48"><text:span text:style-name="T23"><text:s text:c="2"/></text:span><text:span text:style-name="T36">&lt;/</text:span><text:span text:style-name="T48">Appenders</text:span><text:span text:style-name="T36">&gt;</text:span><text:span text:style-name="T23"> </text:span></text:p>
      <text:p text:style-name="P48"><text:span text:style-name="T23"><text:s text:c="2"/></text:span><text:span text:style-name="T36">&lt;</text:span><text:span text:style-name="T48">Loggers</text:span><text:span text:style-name="T36">&gt;</text:span></text:p>
      <text:p text:style-name="P48"><text:span text:style-name="T23"><text:s text:c="4"/></text:span><text:span text:style-name="T36">&lt;</text:span><text:span text:style-name="T48">Logger</text:span> <text:span text:style-name="T56">name</text:span><text:span text:style-name="T23">=</text:span><text:span text:style-name="T60">"dhl"</text:span> <text:span text:style-name="T56">level</text:span><text:span text:style-name="T23">=</text:span><text:span text:style-name="T60">"debug"</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TDOUT"</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yslog"</text:span><text:span text:style-name="T36">/&gt;</text:span></text:p>
      <text:p text:style-name="P48"><text:span text:style-name="T23"><text:s text:c="4"/></text:span><text:span text:style-name="T36">&lt;/</text:span><text:span text:style-name="T48">Logger</text:span><text:span text:style-name="T36">&gt;</text:span></text:p>
      <text:p text:style-name="P48"><text:span text:style-name="T23"><text:s text:c="4"/></text:span><text:span text:style-name="T36">&lt;</text:span><text:span text:style-name="T48">Logger</text:span> <text:span text:style-name="T56">name</text:span><text:span text:style-name="T23">=</text:span><text:span text:style-name="T60">"dvk"</text:span> <text:span text:style-name="T56">level</text:span><text:span text:style-name="T23">=</text:span><text:span text:style-name="T60">"debug"</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TDOUT"</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span><text:span text:style-name="T36">&lt;/</text:span><text:span text:style-name="T48">Logger</text:span><text:span text:style-name="T36">&gt;</text:span></text:p>
      <text:p text:style-name="P48"><text:span text:style-name="T23"><text:s text:c="5"/></text:span><text:span text:style-name="T36">&lt;</text:span><text:span text:style-name="T48">Logger</text:span> <text:span text:style-name="T56">name</text:span><text:span text:style-name="T23">=</text:span><text:span text:style-name="T60">"ee.sk"</text:span> <text:span text:style-name="T56">level</text:span><text:span text:style-name="T23">=</text:span><text:span text:style-name="T60">"debug"</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span><text:span text:style-name="T36">&lt;/</text:span><text:span text:style-name="T48">Logger</text:span><text:span text:style-name="T36">&gt;</text:span></text:p>
      <text:p text:style-name="P48"><text:span text:style-name="T23"><text:s text:c="5"/></text:span><text:span text:style-name="T36">&lt;</text:span><text:span text:style-name="T48">Logger</text:span> <text:span text:style-name="T56">name</text:span><text:span text:style-name="T23">=</text:span><text:span text:style-name="T60">"org.apache.axis"</text:span> <text:span text:style-name="T56">level</text:span><text:span text:style-name="T23">=</text:span><text:span text:style-name="T60">"error"</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TDOUT"</text:span><text:span text:style-name="T36">/&gt;</text:span></text:p>
      <text:p text:style-name="P48"><text:span text:style-name="T23"><text:s text:c="4"/></text:span><text:span text:style-name="T36">&lt;/</text:span><text:span text:style-name="T48">Logger</text:span><text:span text:style-name="T36">&gt;</text:span></text:p>
      <text:p text:style-name="P48"><text:soft-page-break/><text:span text:style-name="T23"><text:s text:c="5"/></text:span><text:span text:style-name="T36">&lt;</text:span><text:span text:style-name="T48">Logger</text:span> <text:span text:style-name="T56">name</text:span><text:span text:style-name="T23">=</text:span><text:span text:style-name="T60">"org.mortbay.jetty"</text:span> <text:span text:style-name="T56">level</text:span><text:span text:style-name="T23">=</text:span><text:span text:style-name="T60">"error"</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TDOUT"</text:span><text:span text:style-name="T36">/&gt;</text:span></text:p>
      <text:p text:style-name="P48"><text:span text:style-name="T23"><text:s text:c="4"/></text:span><text:span text:style-name="T36">&lt;/</text:span><text:span text:style-name="T48">Logger</text:span><text:span text:style-name="T36">&gt;</text:span></text:p>
      <text:p text:style-name="P50"><text:s text:c="4"/></text:p>
      <text:p text:style-name="P48"><text:span text:style-name="T23"><text:s text:c="4"/></text:span><text:span text:style-name="T36">&lt;</text:span><text:span text:style-name="T48">Root</text:span> <text:span text:style-name="T56">level</text:span><text:span text:style-name="T23">=</text:span><text:span text:style-name="T60">"debug"</text:span><text:span text:style-name="T36">&gt;</text:span></text:p>
      <text:p text:style-name="P48"><text:span text:style-name="T23"><text:s text:c="6"/></text:span><text:span text:style-name="T36">&lt;</text:span><text:span text:style-name="T48">AppenderRef</text:span> <text:span text:style-name="T56">ref</text:span><text:span text:style-name="T23">=</text:span><text:span text:style-name="T60">"console"</text:span><text:span text:style-name="T36">/&gt;</text:span></text:p>
      <text:p text:style-name="P48"><text:span text:style-name="T23"><text:s text:c="4"/></text:span><text:span text:style-name="T36">&lt;/</text:span><text:span text:style-name="T48">Root</text:span><text:span text:style-name="T36">&gt;</text:span></text:p>
      <text:p text:style-name="P48"><text:span text:style-name="T23"><text:s text:c="2"/></text:span><text:span text:style-name="T36">&lt;/</text:span><text:span text:style-name="T48">Loggers</text:span><text:span text:style-name="T36">&gt;</text:span></text:p>
      <text:p text:style-name="P51"><text:span text:style-name="T44">&lt;/</text:span><text:span text:style-name="T54">Configuration</text:span><text:span text:style-name="T44">&gt;</text:span></text:p>
      <text:p text:style-name="P3"/>
      <text:p text:style-name="P7">Meile pakuvad huvi järgmised parameetrid:</text:p>
      <text:list xml:id="list8585381636664648126" text:style-name="L10">
        <text:list-item>
          <text:p text:style-name="P57">Logifaili asukoht – logifaili asukoht on määratud järgmiselt:</text:p>
        </text:list-item>
      </text:list>
      <text:p text:style-name="P3"/>
      <text:p text:style-name="P49"><text:span text:style-name="T41">&lt;</text:span><text:span text:style-name="T52">File</text:span><text:span text:style-name="T37"> </text:span><text:span text:style-name="T57">name</text:span><text:span text:style-name="T27">=</text:span><text:span text:style-name="T59">"file"</text:span><text:span text:style-name="T37"> </text:span><text:span text:style-name="T57">fileName</text:span><text:span text:style-name="T27">=</text:span><text:span text:style-name="T59">"</text:span><text:span text:style-name="T21">../logs/dvkServer.log</text:span><text:span text:style-name="T59">"</text:span><text:span text:style-name="T41">&gt;</text:span></text:p>
      <text:p text:style-name="P3"/>
      <text:list xml:id="list4645200654987916601" text:style-name="L11">
        <text:list-item>
          <text:p text:style-name="P58">Logimise sügavus – logimise sügavust saab määrata iga java paketi põhiselt, antud näites on kasutatud viie paketi põhist logimist. Logimise sügavuse määrab parameeter &lt;level&gt;, mille väärtusteks võib olla: DEBUG, INFO, WARN, ERROR – kus DEBUG puhul kirjutatakse logisse väga detailselt ning ERROR puhul ainult veateated.</text:p>
        </text:list-item>
      </text:list>
      <text:p text:style-name="P3"/>
      <text:p text:style-name="P48"><text:span text:style-name="T36">&lt;</text:span><text:span text:style-name="T48">Logger</text:span> <text:span text:style-name="T56">name</text:span><text:span text:style-name="T23">=</text:span><text:span text:style-name="T60">"org.mortbay.jetty"</text:span> <text:span text:style-name="T64">level=</text:span><text:span text:style-name="T63">"error"</text:span><text:span text:style-name="T36">&gt;</text:span></text:p>
      <text:p text:style-name="P48"><text:span text:style-name="T23"><text:tab/></text:span><text:span text:style-name="T36">&lt;</text:span><text:span text:style-name="T48">AppenderRef</text:span> <text:span text:style-name="T56">ref</text:span><text:span text:style-name="T23">=</text:span><text:span text:style-name="T60">"file"</text:span><text:span text:style-name="T36">/&gt;</text:span></text:p>
      <text:p text:style-name="P48"><text:span text:style-name="T23"><text:s text:c="4"/><text:tab/></text:span><text:span text:style-name="T36">&lt;</text:span><text:span text:style-name="T48">AppenderRef</text:span> <text:span text:style-name="T56">ref</text:span><text:span text:style-name="T23">=</text:span><text:span text:style-name="T60">"STDOUT"</text:span><text:span text:style-name="T36">/&gt;</text:span></text:p>
      <text:p text:style-name="P48"><text:span text:style-name="T40">&lt;/</text:span><text:span text:style-name="T51">Logger</text:span><text:span text:style-name="T40">&gt;</text:span></text:p>
      <text:p text:style-name="P3"/>
      <text:list xml:id="list7573552041962524238" text:style-name="L12">
        <text:list-item>
          <text:p text:style-name="P60">Syslog parameetrid - vaikimisi on Syslog appender välja kommenteeritud log4j2.xml failis, selleks et vigu mitte tekitada. Juhul kui on vajalik saata LOGi sõnumid tsentraalsele logi serverile, siis on vaja muuta punasena märgitud parameetrid:</text:p>
          <text:p text:style-name="P77"><text:span text:style-name="T23"><text:s/></text:span><text:span text:style-name="T36">&lt;</text:span><text:span text:style-name="T48">Syslog</text:span> <text:span text:style-name="T56">name</text:span><text:span text:style-name="T23">=</text:span><text:span text:style-name="T60">"syslog"</text:span> <text:span text:style-name="T56">host</text:span><text:span text:style-name="T23">=</text:span><text:span text:style-name="T60">"</text:span><text:span text:style-name="T22">192.168.1.117</text:span><text:span text:style-name="T60">"</text:span> <text:span text:style-name="T56">port</text:span><text:span text:style-name="T23">=</text:span><text:span text:style-name="T60">"</text:span><text:span text:style-name="T22">514</text:span><text:span text:style-name="T60">"</text:span> <text:span text:style-name="T56">protocol</text:span><text:span text:style-name="T23">=</text:span><text:span text:style-name="T60">"TCP"</text:span> <text:span text:style-name="T56">newLine</text:span><text:span text:style-name="T23">=</text:span><text:span text:style-name="T60">"true"</text:span> <text:span text:style-name="T56">facility</text:span><text:span text:style-name="T23">=</text:span><text:span text:style-name="T60">"LOCAL7"</text:span><text:span text:style-name="T36">/&gt;</text:span></text:p>
          <text:p text:style-name="P60"/>
        </text:list-item>
      </text:list>
      <text:p text:style-name="P15">Rakenduse ehitamine</text:p>
      <text:p text:style-name="P1"><text:span text:style-name="T2">Rakenduse ehitamiseks on alates DVK versioonist 1.6.0 kasutusel Maven2 raamistik (</text:span><text:a xlink:type="simple" xlink:href="http://maven.apache.org/" text:style-name="Internet_20_link" text:visited-style-name="Visited_20_Internet_20_Link"><text:span text:style-name="T15">http://maven.apache.org/</text:span></text:a><text:span text:style-name="T2">). Ehitamisskript asub projekti juurkataloogis ja kannab nime </text:span><text:span text:style-name="T2">„</text:span><text:span text:style-name="T2">pom.xml</text:span><text:span text:style-name="T2">“</text:span><text:span text:style-name="T2">. Selles failis on kirjeldatud </text:span><text:span text:style-name="T2">ära rakenduse kasutatavad teegid (dependencies) ja rakenduse ehitamise juhised (build). Ehitamiseks toimi järgnevalt:</text:span></text:p>
      <text:p text:style-name="P3"/>
      <text:list xml:id="list7973374300285855619" text:style-name="L13">
        <text:list-item>
          <text:p text:style-name="P78">Lae alla Apache Maven versioon 2.x.x (.zip fail).</text:p>
        </text:list-item>
        <text:list-item>
          <text:p text:style-name="P78">Paki allalaetud pakett lahti.</text:p>
        </text:list-item>
        <text:list-item>
          <text:p text:style-name="P84"><text:span text:style-name="T2">Lisa [MAVEN2_HOME]/bin kataloog keskkonnamuutujasse </text:span><text:span text:style-name="T2">„</text:span><text:span text:style-name="T2">PATH</text:span><text:span text:style-name="T2">“</text:span><text:span text:style-name="T2">.</text:span></text:p>
        </text:list-item>
      </text:list>
      <text:p text:style-name="P37"/>
      <text:p text:style-name="P36"><text:s text:c="6"/>DVK projekti ehitamine</text:p>
      <text:p text:style-name="P34"><text:s text:c="6"/>1. Ava fail [DVK_HOME]/pom.xml tekstiredaktoriga ning muuda järgmised read, kus profile id</text:p>
      <text:p text:style-name="P34"><text:s text:c="7"/>on "latestRelease"</text:p>
      <text:p text:style-name="P33"><text:span text:style-name="T25"><text:s text:c="7"/></text:span><text:span text:style-name="T38">&lt;</text:span><text:span text:style-name="T49">dvkCoreDir</text:span><text:span text:style-name="T38">&gt;</text:span><text:span text:style-name="T25">..\dvk\core\development\trunk</text:span><text:span text:style-name="T38">&lt;/</text:span><text:span text:style-name="T49">dvkCoreDir</text:span><text:span text:style-name="T38">&gt;</text:span></text:p>
      <text:p text:style-name="P33"><text:span text:style-name="T25"><text:tab/> </text:span><text:span text:style-name="T38">&lt;</text:span><text:span text:style-name="T49">dvkClientDir</text:span><text:span text:style-name="T38">&gt;</text:span><text:span text:style-name="T25">..\dvk\client\development\trunk</text:span><text:span text:style-name="T38">&lt;/</text:span><text:span text:style-name="T49">dvkClientDir</text:span><text:span text:style-name="T38">&gt;</text:span></text:p>
      <text:p text:style-name="P33"><text:span text:style-name="T25"><text:tab/> </text:span><text:span text:style-name="T38">&lt;</text:span><text:span text:style-name="T49">dvkApiDir</text:span><text:span text:style-name="T38">&gt;</text:span><text:span text:style-name="T25">..\dvk\api\development\trunk</text:span><text:span text:style-name="T38">&lt;/</text:span><text:span text:style-name="T49">dvkApiDir</text:span><text:span text:style-name="T38">&gt;</text:span></text:p>
      <text:p text:style-name="P33"><text:span text:style-name="T38"><text:s text:c="7"/></text:span><text:span text:style-name="T2">Näiteks:</text:span></text:p>
      <text:p text:style-name="P33"><text:soft-page-break/><text:span text:style-name="T25"><text:s text:c="7"/></text:span><text:span text:style-name="T38">&lt;</text:span><text:span text:style-name="T49">dvkCoreDir</text:span><text:span text:style-name="T38">&gt;</text:span><text:span text:style-name="T25">C:\dvk\core\development\trunk</text:span><text:span text:style-name="T38">&lt;/</text:span><text:span text:style-name="T49">dvkCoreDir</text:span><text:span text:style-name="T38">&gt;</text:span></text:p>
      <text:p text:style-name="P33"><text:span text:style-name="T25"><text:tab/> </text:span><text:span text:style-name="T38">&lt;</text:span><text:span text:style-name="T49">dvkClientDir</text:span><text:span text:style-name="T38">&gt;</text:span><text:span text:style-name="T25">C:\dvk\core\development\trunk</text:span><text:span text:style-name="T38">&lt;/</text:span><text:span text:style-name="T49">dvkClientDir</text:span><text:span text:style-name="T38">&gt;</text:span></text:p>
      <text:p text:style-name="P33"><text:span text:style-name="T25"><text:tab/> </text:span><text:span text:style-name="T38">&lt;</text:span><text:span text:style-name="T49">dvkApiDir</text:span><text:span text:style-name="T38">&gt;</text:span><text:span text:style-name="T25">C:\dvk\core\development\trunk</text:span><text:span text:style-name="T38">&lt;/</text:span><text:span text:style-name="T49">dvkApiDir</text:span><text:span text:style-name="T38">&gt;</text:span></text:p>
      <text:p text:style-name="P34"><text:s text:c="8"/>2. Ava fail [DVK_SERVER_HOME]/pom.xml tekstiredaktoriga ning muuda järgmised read:</text:p>
      <text:p text:style-name="P33"><text:span text:style-name="T25"><text:s text:c="4"/></text:span><text:span text:style-name="T38">&lt;</text:span><text:span text:style-name="T49">properties</text:span><text:span text:style-name="T38">&gt;</text:span></text:p>
      <text:p text:style-name="P33"><text:span text:style-name="T25"><text:s text:c="8"/></text:span><text:span text:style-name="T38">&lt;</text:span><text:span text:style-name="T49">packageName</text:span><text:span text:style-name="T38">&gt;</text:span><text:span text:style-name="T25">dhl</text:span><text:span text:style-name="T38">&lt;/</text:span><text:span text:style-name="T49">packageName</text:span><text:span text:style-name="T38">&gt;</text:span></text:p>
      <text:p text:style-name="P33"><text:span text:style-name="T25"><text:s text:c="8"/></text:span><text:span text:style-name="T38">&lt;</text:span><text:span text:style-name="T49">basedir</text:span><text:span text:style-name="T38">&gt;</text:span><text:span text:style-name="T25">..\dvk\server\development\trunk</text:span><text:span text:style-name="T38">&lt;/</text:span><text:span text:style-name="T49">basedir</text:span><text:span text:style-name="T38">&gt;</text:span><text:span text:style-name="T25"><text:tab/> <text:s text:c="10"/></text:span></text:p>
      <text:p text:style-name="P33"><text:span text:style-name="T25"><text:s text:c="4"/></text:span><text:span text:style-name="T38">&lt;/</text:span><text:span text:style-name="T49">properties</text:span><text:span text:style-name="T38">&gt;</text:span></text:p>
      <text:p text:style-name="P34"><text:s text:c="9"/>Näiteks</text:p>
      <text:p text:style-name="P33"><text:span text:style-name="T25"><text:s text:c="4"/></text:span><text:span text:style-name="T38">&lt;</text:span><text:span text:style-name="T49">properties</text:span><text:span text:style-name="T38">&gt;</text:span></text:p>
      <text:p text:style-name="P33"><text:span text:style-name="T25"><text:s text:c="8"/></text:span><text:span text:style-name="T38">&lt;</text:span><text:span text:style-name="T49">packageName</text:span><text:span text:style-name="T38">&gt;</text:span><text:span text:style-name="T25">dhl</text:span><text:span text:style-name="T38">&lt;/</text:span><text:span text:style-name="T49">packageName</text:span><text:span text:style-name="T38">&gt;</text:span></text:p>
      <text:p text:style-name="P33"><text:span text:style-name="T25"><text:s text:c="8"/></text:span><text:span text:style-name="T38">&lt;</text:span><text:span text:style-name="T49">basedir</text:span><text:span text:style-name="T38">&gt;</text:span><text:span text:style-name="T25">C:\dvk\server\development\trunk</text:span><text:span text:style-name="T38">&lt;/</text:span><text:span text:style-name="T49">basedir</text:span><text:span text:style-name="T38">&gt;</text:span><text:span text:style-name="T25"><text:tab/> <text:s text:c="10"/></text:span></text:p>
      <text:p text:style-name="P33"><text:span text:style-name="T25"><text:s text:c="4"/></text:span><text:span text:style-name="T38">&lt;/</text:span><text:span text:style-name="T49">properties</text:span><text:span text:style-name="T38">&gt;</text:span></text:p>
      <text:p text:style-name="P33"><text:span text:style-name="T38"/></text:p>
      <text:p text:style-name="P33"><text:span text:style-name="T25">Juhul kui ehitamisel tehakse integrastiooni teste, siis muuda ka järgmised read(suurema tõenäosusega muutmist vajavad kohad on toodud boldiga, ülejäänud on kas projekti sisesed failid või test andmed):</text:span></text:p>
      <text:p text:style-name="P86"><text:span text:style-name="T43"><text:tab/>...</text:span></text:p>
      <text:p text:style-name="P91"><text:span text:style-name="T36"><text:tab/>&lt;</text:span><text:span text:style-name="T48">dvkServerJettyEnvLocation</text:span><text:span text:style-name="T36">&gt;</text:span><text:span text:style-name="T23">src/test/resources/jetty-env-pg.xml</text:span><text:span text:style-name="T36">&lt;/</text:span><text:span text:style-name="T48">dvkServerJettyEnvLocation</text:span><text:span text:style-name="T36">&gt;</text:span></text:p>
      <text:p text:style-name="P91"><text:span text:style-name="T36"/></text:p>
      <text:p text:style-name="P91"><text:span text:style-name="T36"><text:tab/>&lt;</text:span><text:span text:style-name="T48">jettyWebXml</text:span><text:span text:style-name="T36">&gt;</text:span><text:span text:style-name="T23">src/test/resources/web-test-pg.xml</text:span><text:span text:style-name="T36">&lt;/</text:span><text:span text:style-name="T48">jettyWebXml</text:span><text:span text:style-name="T36">&gt;</text:span></text:p>
      <text:p text:style-name="P91"><text:span text:style-name="T36"/></text:p>
      <text:p text:style-name="P91"><text:span text:style-name="T36"><text:tab/>&lt;</text:span><text:span text:style-name="T48">dvkSoapUiProjectFileLocation</text:span><text:span text:style-name="T36">&gt;</text:span><text:span text:style-name="T23">src/test/resources/soapui/DVK_DHX-soapui-project.xml</text:span><text:span text:style-name="T36">&lt;/</text:span><text:span text:style-name="T48">dvkSoapUiProjectFileLocation</text:span><text:span text:style-name="T36">&gt;</text:span></text:p>
      <text:p text:style-name="P91"><text:span text:style-name="T36"/></text:p>
      <text:p text:style-name="P101"><text:span text:style-name="T36">&lt;</text:span><text:span text:style-name="T48">dvkSoapUiResourcesLocation</text:span><text:span text:style-name="T36">&gt;</text:span><text:span text:style-name="T23">src\test\resources\soapui</text:span><text:span text:style-name="T36">&lt;/</text:span><text:span text:style-name="T48">dvkSoapUiResourcesLocation</text:span><text:span text:style-name="T36">&gt;</text:span></text:p>
      <text:p text:style-name="P92"/>
      <text:p text:style-name="P92"><text:span text:style-name="T36"><text:tab/></text:span><text:span text:style-name="T47">…</text:span></text:p>
      <text:p text:style-name="P103"><text:span text:style-name="T23"><text:tab/><text:tab/><text:tab/><text:tab/><text:tab/><text:tab/><text:tab/> </text:span><text:span text:style-name="T36">&lt;</text:span><text:span text:style-name="T48">projectProperties</text:span><text:span text:style-name="T36">&gt;</text:span></text:p>
      <text:p text:style-name="P102"><text:span text:style-name="T23"><text:s text:c="14"/></text:span><text:span text:style-name="T36">&lt;</text:span><text:span text:style-name="T48">value</text:span><text:span text:style-name="T36">&gt;</text:span><text:span text:style-name="T23">dvkEndpoint=</text:span><text:span text:style-name="T35">http://localhost:8070/services/dhlHttpSoapPort</text:span><text:span text:style-name="T36">&lt;/</text:span><text:span text:style-name="T48">value</text:span><text:span text:style-name="T36">&gt;</text:span><text:span text:style-name="T23"> <text:s text:c="2"/><text:tab/><text:tab/><text:tab/><text:tab/> </text:span><text:span text:style-name="T36">&lt;</text:span><text:span text:style-name="T48">value</text:span><text:span text:style-name="T36">&gt;</text:span><text:span text:style-name="T23">dhxEndpoint=</text:span><text:span text:style-name="T35">http://localhost:8070/ws</text:span><text:span text:style-name="T36">&lt;/</text:span><text:span text:style-name="T48">value</text:span><text:span text:style-name="T36">&gt;</text:span></text:p>
      <text:p text:style-name="P91"><text:span text:style-name="T23"><text:s text:c="10"/></text:span><text:span text:style-name="T36">&lt;</text:span><text:span text:style-name="T48">value</text:span><text:span text:style-name="T36">&gt;</text:span><text:span text:style-name="T23">xroadInstance=ee-dev</text:span><text:span text:style-name="T36">&lt;/</text:span><text:span text:style-name="T48">value</text:span><text:span text:style-name="T36">&gt;</text:span></text:p>
      <text:p text:style-name="P91"><text:span text:style-name="T23"><text:s text:c="3"/><text:tab/></text:span><text:span text:style-name="T36">&lt;</text:span><text:span text:style-name="T48">value</text:span><text:span text:style-name="T36">&gt;</text:span><text:span text:style-name="T23">dhs2MemberClass=GOV</text:span><text:span text:style-name="T36">&lt;/</text:span><text:span text:style-name="T48">value</text:span><text:span text:style-name="T36">&gt;</text:span><text:span text:style-name="T23"> <text:s text:c="3"/><text:tab/><text:tab/><text:tab/><text:tab/></text:span><text:span text:style-name="T36">&lt;</text:span><text:span text:style-name="T48">value</text:span><text:span text:style-name="T36">&gt;</text:span><text:span text:style-name="T23">dhs2MemberCode=30000001</text:span><text:span text:style-name="T36">&lt;/</text:span><text:span text:style-name="T48">value</text:span><text:span text:style-name="T36">&gt;</text:span></text:p>
      <text:p text:style-name="P91"><text:span text:style-name="T23"><text:s text:c="10"/></text:span><text:span text:style-name="T36">&lt;</text:span><text:span text:style-name="T48">value</text:span><text:span text:style-name="T36">&gt;</text:span><text:span text:style-name="T23">dhs2Subsystem=DHX</text:span><text:span text:style-name="T36">&lt;/</text:span><text:span text:style-name="T48">value</text:span><text:span text:style-name="T36">&gt;</text:span><text:span text:style-name="T23"> <text:s text:c="10"/><text:tab/><text:tab/><text:tab/><text:tab/></text:span><text:span text:style-name="T36">&lt;</text:span><text:span text:style-name="T48">value</text:span><text:span text:style-name="T36">&gt;</text:span><text:span text:style-name="T23">dvkMemberClass=GOV</text:span><text:span text:style-name="T36">&lt;/</text:span><text:span text:style-name="T48">value</text:span><text:span text:style-name="T36">&gt;</text:span><text:span text:style-name="T23"> <text:s text:c="9"/><text:tab/><text:tab/><text:tab/><text:tab/></text:span><text:span text:style-name="T36">&lt;</text:span><text:span text:style-name="T48">value</text:span><text:span text:style-name="T36">&gt;</text:span><text:span text:style-name="T23">dvkMemberCode=40000001</text:span><text:span text:style-name="T36">&lt;/</text:span><text:span text:style-name="T48">value</text:span><text:span text:style-name="T36">&gt;</text:span></text:p>
      <text:p text:style-name="P91"><text:span text:style-name="T23"><text:s text:c="10"/></text:span><text:span text:style-name="T36">&lt;</text:span><text:span text:style-name="T48">value</text:span><text:span text:style-name="T36">&gt;</text:span><text:span text:style-name="T23">dvkSubsystem=DHX</text:span><text:span text:style-name="T36">&lt;/</text:span><text:span text:style-name="T48">value</text:span><text:span text:style-name="T36">&gt;</text:span><text:span text:style-name="T23"> <text:s text:c="11"/><text:tab/><text:tab/><text:tab/><text:tab/></text:span><text:span text:style-name="T36">&lt;</text:span><text:span text:style-name="T48">value</text:span><text:span text:style-name="T36">&gt;</text:span><text:span text:style-name="T23">dhs3MemberClass=GOV</text:span><text:span text:style-name="T36">&lt;/</text:span><text:span text:style-name="T48">value</text:span><text:span text:style-name="T36">&gt;</text:span><text:span text:style-name="T23"> <text:s text:c="10"/><text:tab/><text:tab/><text:tab/><text:tab/></text:span><text:span text:style-name="T36">&lt;</text:span><text:span text:style-name="T48">value</text:span><text:span text:style-name="T36">&gt;</text:span><text:span text:style-name="T23">dhs3MemberCode=99954321</text:span><text:span text:style-name="T36">&lt;/</text:span><text:span text:style-name="T48">value</text:span><text:span text:style-name="T36">&gt;</text:span><text:span text:style-name="T23"> <text:s text:c="9"/><text:tab/> <text:s/><text:tab/></text:span><text:span text:style-name="T36">&lt;</text:span><text:span text:style-name="T48">value</text:span><text:span text:style-name="T36">&gt;</text:span><text:span text:style-name="T23">dhs3Subsystem=louna.99954321</text:span><text:span text:style-name="T36">&lt;/</text:span><text:span text:style-name="T48">value</text:span><text:span text:style-name="T36">&gt;</text:span></text:p>
      <text:p text:style-name="P91"><text:span text:style-name="T23"><text:s text:c="10"/></text:span><text:span text:style-name="T36">&lt;</text:span><text:span text:style-name="T48">value</text:span><text:span text:style-name="T36">&gt;</text:span><text:span text:style-name="T23">goodCapsule=${dvkSoapUiResourcesLocation}/kapsel_21.xml</text:span><text:span text:style-name="T36">&lt;/</text:span><text:span text:style-name="T48">value</text:span><text:span text:style-name="T36">&gt;</text:span></text:p>
      <text:p text:style-name="P91"><text:soft-page-break/><text:span text:style-name="T23"><text:s text:c="10"/></text:span><text:span text:style-name="T36">&lt;</text:span><text:span text:style-name="T48">value</text:span><text:span text:style-name="T36">&gt;</text:span><text:span text:style-name="T23">badCapsule=${dvkSoapUiResourcesLocation}/kapsel_21invalid.xml</text:span><text:span text:style-name="T36">&lt;/</text:span><text:span text:style-name="T48">value</text:span><text:span text:style-name="T36">&gt;</text:span></text:p>
      <text:p text:style-name="P91"><text:span text:style-name="T23"><text:s text:c="10"/></text:span><text:span text:style-name="T36">&lt;</text:span><text:span text:style-name="T48">value</text:span><text:span text:style-name="T36">&gt;</text:span><text:span text:style-name="T23">notCapsule=${dvkSoapUiResourcesLocation}/kapsel_not_kapsel.txt</text:span><text:span text:style-name="T36">&lt;/</text:span><text:span text:style-name="T48">value</text:span><text:span text:style-name="T36">&gt;</text:span></text:p>
      <text:p text:style-name="P91"><text:span text:style-name="T23"><text:s text:c="12"/><text:tab/><text:tab/><text:tab/><text:tab/></text:span><text:span text:style-name="T36">&lt;</text:span><text:span text:style-name="T48">value</text:span><text:span text:style-name="T36">&gt;</text:span><text:span text:style-name="T23">dhs2RepresenteeCode=70000001</text:span><text:span text:style-name="T36">&lt;/</text:span><text:span text:style-name="T48">value</text:span><text:span text:style-name="T36">&gt;</text:span></text:p>
      <text:p text:style-name="P91"><text:span text:style-name="T23"><text:s text:c="6"/></text:span><text:span text:style-name="T36">&lt;/</text:span><text:span text:style-name="T48">projectProperties</text:span><text:span text:style-name="T36">&gt;</text:span></text:p>
      <text:p text:style-name="P100"><text:span text:style-name="T46"/></text:p>
      <text:p text:style-name="P34"><text:s text:c="8"/>3. Ava fail [DVK_CLIENT_HOME]/pom.xml tekstiredaktoriga ning muuda järgmised read:</text:p>
      <text:p text:style-name="P33"><text:span text:style-name="T25"><text:s text:c="4"/></text:span><text:span text:style-name="T38">&lt;</text:span><text:span text:style-name="T49">properties</text:span><text:span text:style-name="T38">&gt;</text:span><text:span text:style-name="T25"> <text:s text:c="3"/></text:span></text:p>
      <text:p text:style-name="P33"><text:span text:style-name="T25"><text:tab/><text:tab/></text:span><text:span text:style-name="T38">&lt;</text:span><text:span text:style-name="T49">basedir</text:span><text:span text:style-name="T38">&gt;</text:span><text:span text:style-name="T25">..\dvk\client\development\trunk</text:span><text:span text:style-name="T38">&lt;/</text:span><text:span text:style-name="T49">basedir</text:span><text:span text:style-name="T38">&gt;</text:span></text:p>
      <text:p text:style-name="P33"><text:span text:style-name="T25"><text:tab/><text:tab/></text:span><text:span text:style-name="T38">&lt;</text:span><text:span text:style-name="T49">dvkCoreDir</text:span><text:span text:style-name="T38">&gt;</text:span><text:span text:style-name="T25">..\dvk\core\development\trunk</text:span><text:span text:style-name="T38">&lt;/</text:span><text:span text:style-name="T49">dvkCoreDir</text:span><text:span text:style-name="T38">&gt;</text:span></text:p>
      <text:p text:style-name="P33"><text:span text:style-name="T25"><text:tab/><text:tab/></text:span><text:span text:style-name="T38">&lt;</text:span><text:span text:style-name="T49">dvkApiDir</text:span><text:span text:style-name="T38">&gt;</text:span><text:span text:style-name="T25">..\dvk\api\development\trunk</text:span><text:span text:style-name="T38">&lt;/</text:span><text:span text:style-name="T49">dvkApiDir</text:span><text:span text:style-name="T38">&gt;</text:span></text:p>
      <text:p text:style-name="P33"><text:span text:style-name="T25"><text:tab/><text:tab/></text:span><text:span text:style-name="T38">&lt;</text:span><text:span text:style-name="T49">ignoreIntegrationTests</text:span><text:span text:style-name="T38">&gt;</text:span><text:span text:style-name="T25">true</text:span><text:span text:style-name="T38">&lt;/</text:span><text:span text:style-name="T49">ignoreIntegrationTests</text:span><text:span text:style-name="T38">&gt;</text:span></text:p>
      <text:p text:style-name="P33"><text:span text:style-name="T25"><text:s text:c="4"/></text:span><text:span text:style-name="T38">&lt;/</text:span><text:span text:style-name="T49">properties</text:span><text:span text:style-name="T38">&gt;</text:span></text:p>
      <text:p text:style-name="P34"><text:s text:c="8"/>Näiteks</text:p>
      <text:p text:style-name="P33"><text:span text:style-name="T25"><text:s text:c="4"/></text:span><text:span text:style-name="T38">&lt;</text:span><text:span text:style-name="T49">properties</text:span><text:span text:style-name="T38">&gt;</text:span><text:span text:style-name="T25"> <text:s text:c="3"/></text:span></text:p>
      <text:p text:style-name="P33"><text:span text:style-name="T25"><text:tab/><text:tab/></text:span><text:span text:style-name="T38">&lt;</text:span><text:span text:style-name="T49">basedir</text:span><text:span text:style-name="T38">&gt;</text:span><text:span text:style-name="T25">C:\dvk\client\development\trunk</text:span><text:span text:style-name="T38">&lt;/</text:span><text:span text:style-name="T49">basedir</text:span><text:span text:style-name="T38">&gt;</text:span></text:p>
      <text:p text:style-name="P33"><text:span text:style-name="T25"><text:tab/><text:tab/></text:span><text:span text:style-name="T38">&lt;</text:span><text:span text:style-name="T49">dvkCoreDir</text:span><text:span text:style-name="T38">&gt;</text:span><text:span text:style-name="T25">C:\dvk\core\development\trunk</text:span><text:span text:style-name="T38">&lt;/</text:span><text:span text:style-name="T49">dvkCoreDir</text:span><text:span text:style-name="T38">&gt;</text:span></text:p>
      <text:p text:style-name="P33"><text:span text:style-name="T25"><text:tab/><text:tab/></text:span><text:span text:style-name="T38">&lt;</text:span><text:span text:style-name="T49">dvkApiDir</text:span><text:span text:style-name="T38">&gt;</text:span><text:span text:style-name="T25">C:\dvk\api\development\trunk</text:span><text:span text:style-name="T38">&lt;/</text:span><text:span text:style-name="T49">dvkApiDir</text:span><text:span text:style-name="T38">&gt;</text:span></text:p>
      <text:p text:style-name="P33"><text:span text:style-name="T25"><text:tab/><text:tab/></text:span><text:span text:style-name="T38">&lt;</text:span><text:span text:style-name="T49">ignoreIntegrationTests</text:span><text:span text:style-name="T38">&gt;</text:span><text:span text:style-name="T25">true</text:span><text:span text:style-name="T38">&lt;/</text:span><text:span text:style-name="T49">ignoreIntegrationTests</text:span><text:span text:style-name="T38">&gt;</text:span></text:p>
      <text:p text:style-name="P33"><text:span text:style-name="T25"><text:s text:c="4"/></text:span><text:span text:style-name="T38">&lt;/</text:span><text:span text:style-name="T49">properties</text:span><text:span text:style-name="T38">&gt;</text:span></text:p>
      <text:p text:style-name="P34"><text:s text:c="8"/>4. Ava fail [DVK_CORE_HOME]/pom.xml tekstiredaktoriga ning muuda järgmised read:</text:p>
      <text:p text:style-name="P33"><text:span text:style-name="T25"><text:s text:c="4"/></text:span><text:span text:style-name="T38">&lt;</text:span><text:span text:style-name="T49">properties</text:span><text:span text:style-name="T38">&gt;</text:span><text:span text:style-name="T25"> <text:s text:c="10"/></text:span></text:p>
      <text:p text:style-name="P33"><text:span text:style-name="T25"><text:tab/><text:tab/></text:span><text:span text:style-name="T38">&lt;</text:span><text:span text:style-name="T49">dvkCoreDir</text:span><text:span text:style-name="T38">&gt;</text:span><text:span text:style-name="T25">..\dvk\core\development\trunk</text:span><text:span text:style-name="T38">&lt;/</text:span><text:span text:style-name="T49">dvkCoreDir</text:span><text:span text:style-name="T38">&gt;</text:span><text:span text:style-name="T25"> <text:s text:c="7"/></text:span></text:p>
      <text:p text:style-name="P33"><text:span text:style-name="T25"><text:s text:c="4"/></text:span><text:span text:style-name="T38">&lt;/</text:span><text:span text:style-name="T49">properties</text:span><text:span text:style-name="T38">&gt;</text:span></text:p>
      <text:p text:style-name="P34"><text:s text:c="8"/>Näiteks</text:p>
      <text:p text:style-name="P33"><text:span text:style-name="T25"><text:s text:c="4"/></text:span><text:span text:style-name="T38">&lt;</text:span><text:span text:style-name="T49">properties</text:span><text:span text:style-name="T38">&gt;</text:span><text:span text:style-name="T25"> <text:s text:c="10"/></text:span></text:p>
      <text:p text:style-name="P33"><text:span text:style-name="T25"><text:tab/><text:tab/></text:span><text:span text:style-name="T38">&lt;</text:span><text:span text:style-name="T49">dvkCoreDir</text:span><text:span text:style-name="T38">&gt;</text:span><text:span text:style-name="T25">C:\dvk\core\development\trunk</text:span><text:span text:style-name="T38">&lt;/</text:span><text:span text:style-name="T49">dvkCoreDir</text:span><text:span text:style-name="T38">&gt;</text:span><text:span text:style-name="T25"> <text:s text:c="7"/></text:span></text:p>
      <text:p text:style-name="P33"><text:span text:style-name="T25"><text:s text:c="4"/></text:span><text:span text:style-name="T38">&lt;/</text:span><text:span text:style-name="T49">properties</text:span><text:span text:style-name="T38">&gt;</text:span></text:p>
      <text:p text:style-name="P34"><text:s text:c="8"/>5. Mine DVK projekti juurkataloogi ja käivita käsurealt järgmine käsklus:</text:p>
      <text:list xml:id="list1300840918940108631" text:style-name="L14">
        <text:list-item>
          <text:p text:style-name="P79">mvn -P latestRelease clean package</text:p>
        </text:list-item>
      </text:list>
      <text:p text:style-name="P37"/>
      <text:p text:style-name="P36"><text:s text:c="6"/>DVK serveri projekti ehitamine</text:p>
      <text:list xml:id="list5520115802818292864" text:style-name="L15">
        <text:list-item>
          <text:p text:style-name="P80">Ava fail [DVK_SERVER_HOME]/pom.xml tekstiredaktoriga ning muuda järgmised read:</text:p>
        </text:list-item>
      </text:list>
      <text:p text:style-name="P26"><text:soft-page-break/><text:span text:style-name="T38">&lt;</text:span><text:span text:style-name="T49">properties</text:span><text:span text:style-name="T38">&gt;</text:span></text:p>
      <text:p text:style-name="P38"><text:span text:style-name="T38">&lt;</text:span><text:span text:style-name="T49">packageName</text:span><text:span text:style-name="T38">&gt;</text:span><text:span text:style-name="T25">dhl</text:span><text:span text:style-name="T38">&lt;/</text:span><text:span text:style-name="T49">packageName</text:span><text:span text:style-name="T38">&gt;</text:span></text:p>
      <text:p text:style-name="P38"><text:span text:style-name="T39">&lt;base</text:span><text:span text:style-name="T50">Dir</text:span><text:span text:style-name="T39">&gt;</text:span><text:span text:style-name="T26">[DVK_SERVER_PROJECT_DIR]</text:span><text:span text:style-name="T39">&lt;/base</text:span><text:span text:style-name="T50">Dir</text:span><text:span text:style-name="T39">&gt;</text:span></text:p>
      <text:p text:style-name="P38"><text:span text:style-name="T39">&lt;</text:span><text:span text:style-name="T50">dvkCoreDir</text:span><text:span text:style-name="T39">&gt;</text:span><text:span text:style-name="T26">[DVK_CORE_PROJECT_DIR]</text:span><text:span text:style-name="T39">&lt;/</text:span><text:span text:style-name="T50">dvkCoreDir</text:span><text:span text:style-name="T39">&gt;</text:span></text:p>
      <text:p text:style-name="P38"><text:span text:style-name="T39">&lt;</text:span><text:span text:style-name="T50">dvkClientDir</text:span><text:span text:style-name="T39">&gt;</text:span><text:span text:style-name="T26">[DVK_CLIENT_PROJECT_DIR]</text:span><text:span text:style-name="T39">&lt;/</text:span><text:span text:style-name="T50">dvkClientDir</text:span><text:span text:style-name="T39">&gt;</text:span></text:p>
      <text:p text:style-name="P31"><text:span text:style-name="T38">&lt;/</text:span><text:span text:style-name="T49">properties</text:span><text:span text:style-name="T38">&gt;</text:span></text:p>
      <text:p text:style-name="P3"/>
      <text:p text:style-name="P6"><text:tab/>Näiteks:</text:p>
      <text:p text:style-name="P3"/>
      <text:p text:style-name="P1"><text:span text:style-name="T2"><text:tab/></text:span><text:span text:style-name="T38">&lt;</text:span><text:span text:style-name="T49">properties</text:span><text:span text:style-name="T38">&gt;</text:span></text:p>
      <text:p text:style-name="P1"><text:span text:style-name="T25"><text:tab/><text:tab/></text:span><text:span text:style-name="T38">&lt;</text:span><text:span text:style-name="T49">packageName</text:span><text:span text:style-name="T38">&gt;</text:span><text:span text:style-name="T25">dhl</text:span><text:span text:style-name="T38">&lt;/</text:span><text:span text:style-name="T49">packageName</text:span><text:span text:style-name="T38">&gt;</text:span></text:p>
      <text:p text:style-name="P1"><text:span text:style-name="T25"><text:tab/><text:tab/></text:span><text:span text:style-name="T39">&lt;</text:span><text:span text:style-name="T50">baseDir</text:span><text:span text:style-name="T39">&gt;</text:span><text:span text:style-name="T26">C:\development\ws\dvk\core</text:span><text:span text:style-name="T39">&lt;/</text:span><text:span text:style-name="T50">baseDir</text:span><text:span text:style-name="T39">&gt;</text:span></text:p>
      <text:p text:style-name="P1"><text:span text:style-name="T25"><text:tab/><text:tab/></text:span><text:span text:style-name="T39">&lt;</text:span><text:span text:style-name="T50">dvkCoreDir</text:span><text:span text:style-name="T39">&gt;</text:span><text:span text:style-name="T26">C:\development\ws\dvk\core</text:span><text:span text:style-name="T39">&lt;/</text:span><text:span text:style-name="T50">dvkCoreDir</text:span><text:span text:style-name="T39">&gt;</text:span></text:p>
      <text:p text:style-name="P1"><text:span text:style-name="T25"><text:tab/><text:tab/></text:span><text:span text:style-name="T39">&lt;</text:span><text:span text:style-name="T50">dvkClientDir</text:span><text:span text:style-name="T39">&gt;</text:span><text:span text:style-name="T26">C:\development\ws\dvk\client</text:span><text:span text:style-name="T39">&lt;/</text:span><text:span text:style-name="T50">dvkClientDir</text:span><text:span text:style-name="T39">&gt;</text:span></text:p>
      <text:p text:style-name="P1"><text:span text:style-name="T25"><text:tab/></text:span><text:span text:style-name="T38">&lt;/</text:span><text:span text:style-name="T49">properties</text:span><text:span text:style-name="T38">&gt;</text:span></text:p>
      <text:p text:style-name="P3"/>
      <text:p text:style-name="P6"><text:tab/>See on vajalik selleks, et DVK serveri projekt kasutab ka dvk-core ja dvk-client teeke.</text:p>
      <text:p text:style-name="P3"/>
      <text:list xml:id="list7229218704247118094" text:style-name="L16">
        <text:list-item>
          <text:p text:style-name="P81">Mine DVK serveri projekti juurkataloogi ja käivita käsurealt järgmine käsklus:</text:p>
        </text:list-item>
      </text:list>
      <text:p text:style-name="P39">CMD&gt; mvn package</text:p>
      <text:p text:style-name="P40"/>
      <text:p text:style-name="P40"/>
      <text:list xml:id="list7907495206463600187" text:style-name="L17">
        <text:list-item>
          <text:p text:style-name="P82">mvn -P latestRelease clean package</text:p>
        </text:list-item>
        <text:list-item>
          <text:p text:style-name="P85"><text:span text:style-name="T2">Maven ehitab ja paketeerib rakenduse. Kataloogi [DVK_SERVER_HOME]/target tekib fail </text:span><text:span text:style-name="T2">„</text:span><text:span text:style-name="T2">dhl.war</text:span><text:span text:style-name="T2">“</text:span><text:span text:style-name="T2">.</text:span></text:p>
        </text:list-item>
      </text:list>
      <text:p text:style-name="P43">Rakenduse versiooni uuendamine</text:p>
      <text:p text:style-name="P6">Olemasoleva DVK serveritarkvara uuendamiseks on vaja kõigepealt uuendada DVK andmebaasiskeem (kui antud versiooniuuendus sisaldab andmebaasiuuendusi) ja seejärel rakendus ise.</text:p>
      <text:p text:style-name="P44">Rakenduse uuendamine</text:p>
      <text:p text:style-name="P1"><text:span text:style-name="T2">Enne rakenduse uuendamist veendu, et DVK serveri paketi nimi vastaks juba paigaldatud veebirakenduse nimele. Kui paigalduspaketi nimi on näiteks kujul </text:span><text:span text:style-name="T2">„</text:span><text:span text:style-name="T2">dvk_server-1.2.3.war</text:span><text:span text:style-name="T2">“</text:span><text:span text:style-name="T2"> ja varasemast on paigaldatud </text:span><text:span text:style-name="T2">„</text:span><text:span text:style-name="T2">dhl.war</text:span><text:span text:style-name="T2">“</text:span><text:span text:style-name="T2"> (v</text:span><text:span text:style-name="T2">õi lihtsalt kataloog </text:span><text:span text:style-name="T2">„</text:span><text:span text:style-name="T2">dhl</text:span><text:span text:style-name="T2">“</text:span><text:span text:style-name="T2">) siis nimeta paigalduspakett </text:span><text:span text:style-name="T2">ümber </text:span><text:span text:style-name="T2">„</text:span><text:span text:style-name="T2">dvk_server-1.2.3.war</text:span><text:span text:style-name="T2">“</text:span><text:span text:style-name="T2"> </text:span><text:span text:style-name="T8"></text:span><text:span text:style-name="T2"> </text:span><text:span text:style-name="T2">„</text:span><text:span text:style-name="T2">dhl.war</text:span><text:span text:style-name="T2">“</text:span><text:span text:style-name="T2">.</text:span></text:p>
      <text:p text:style-name="P3"/>
      <text:p text:style-name="P1"><text:span text:style-name="T2">Rakenduse uuendamiseks on vaja uuendada rakendusserveris oleva veebirakenduse failid. Kui rakendusserveril on määratud seadetes </text:span><text:span text:style-name="T3">„</text:span><text:span text:style-name="T3">autodeploy=true</text:span><text:span text:style-name="T3">“</text:span><text:span text:style-name="T2">, siis piisab sellest, kui kopeerida DVK serveri pakett </text:span><text:span text:style-name="T2">„</text:span><text:span text:style-name="T2">dhl.war</text:span><text:span text:style-name="T2">“</text:span><text:span text:style-name="T2"> rakendusserveri Tomcat kataloogi </text:span><text:span text:style-name="T2">„</text:span><text:span text:style-name="T2">[TOMCAT_HOME]/webapps</text:span><text:span text:style-name="T2">“</text:span><text:span text:style-name="T2"> ja rakendusserver ise pakib .war faili lahti. Kui aga automaatne paigaldamine on rakendusserveris v</text:span><text:span text:style-name="T2">älja lülitatud, siis on vaja DVK serveri pakett </text:span><text:span text:style-name="T2">„</text:span><text:span text:style-name="T2">dhl.war</text:span><text:span text:style-name="T2">“</text:span><text:span text:style-name="T2"> pakkida lahti </text:span><text:span text:style-name="T2">„</text:span><text:span text:style-name="T2">[TOMCAT_HOME]/webapps</text:span><text:span text:style-name="T2">“</text:span><text:span text:style-name="T2"> kataloogi. Viimasel juhul tuleks tomcat enne failide muutmist seisma panna ja p</text:span><text:span text:style-name="T2">ärast uuendust uuesti käivitada.</text:span></text:p>
      <text:p text:style-name="P3"/>
      <text:p text:style-name="P1"><text:span text:style-name="T2">NB! Ka enne rakenduse uuendamist on soovitatav teha olemasolevast rakenduse versioonist tagavarakoopia. Lisaks tasub tähele panna, et enne paigaldamist on vaja seadistada ka konfiguratsioonifailid (punkt </text:span><text:span text:style-name="T2">„</text:span><text:span text:style-name="T2">Serveri seadistamine“).</text:span></text:p>
      <text:p text:style-name="P3"/>
      <text:p text:style-name="P43">Rakenduse versiooni tagasikeeramine</text:p>
      <text:p text:style-name="P1"><text:span text:style-name="T2">Võib ilmneda vajadus minna üle vanemale versioonile. Sellisel juhul on vaja teha andmebaasiskeemis </text:span><text:span text:style-name="T3">rollbacki </text:span><text:span text:style-name="T2">ning paigaldada rakendusserverisse vanema versiooni rakenduse failid.</text:span></text:p>
      <text:p text:style-name="P44">Rakenduse versiooni tagasikeeramine</text:p>
      <text:p text:style-name="P1"><text:span text:style-name="T2">Vanemale versioonile üleminekul on vaja RIA kodulehelt laadida alla DVK Serveri tarkvara paigalduspakett ning kopeerida selles olev </text:span><text:span text:style-name="T2">„</text:span><text:span text:style-name="T2">dhl.war</text:span><text:span text:style-name="T2">“</text:span><text:span text:style-name="T2"> fail lahti rakendusserveri kataloogi </text:span><text:span text:style-name="T2">„</text:span><text:span text:style-name="T2">[TOMCAT_HOME]/webapps</text:span><text:span text:style-name="T2">“</text:span><text:span text:style-name="T2">.</text:span></text:p>
      <text:p text:style-name="P3"/>
      <text:p text:style-name="P1"><text:soft-page-break/><text:span text:style-name="T2">NB! Ka enne rakenduse versiooni tagasikeeramist on soovitatav teha olemasolevast rakenduse versioonist tagavarakoopia. Lisaks tasub tähele panna, et enne paigaldamist on vaja seadistada ka konfiguratsioonifailid (punkt </text:span><text:span text:style-name="T2">„</text:span><text:span text:style-name="T2">Serveri seadistamine</text:span><text:span text:style-name="T2">“</text:span><text:span text:style-name="T2">).</text:span></text:p>
      <text:p text:style-name="P3"/>
      <text:p text:style-name="P3"/>
      <text:p text:style-name="P5">Andmebaasi paigaldamine</text:p>
      <text:p text:style-name="P1"><text:span text:style-name="T2">Tekitada uus andmebaas nimega </text:span><text:span text:style-name="T2">„</text:span><text:span text:style-name="T2">dvk</text:span><text:span text:style-name="T2">“</text:span></text:p>
      <text:list xml:id="list1400606970344041923" text:style-name="L18">
        <text:list-item>
          <text:p text:style-name="P69">Kohandada üldisi parameetreid sobivamaks (nt logifaili formaat, wal logide arhiveerimise katalooginimi jne)</text:p>
        </text:list-item>
        <text:list-item>
          <text:p text:style-name="P69">Moodustada andmebaasiklaster, # pg_createcluster --locale et_EE.UTF-8 9.3 main</text:p>
        </text:list-item>
        <text:list-item>
          <text:p text:style-name="P67"><text:span text:style-name="T2">Käivita loodud SQL skript. Käivitamisel tehakse uus schema "dvk" ja "dvklog", vaikimis </text:span><text:span text:style-name="T3">postgres <text:s/></text:span><text:span text:style-name="T2">admin kasutaja. Skript lisab parameetrid (</text:span><text:span text:style-name="T3">parameters</text:span><text:span text:style-name="T2">) automaatselt: escape_string_warning = off; client_min_messages = warning; check_function_bodies = false; client_encoding = 'UTF8';</text:span></text:p>
        </text:list-item>
      </text:list>
      <text:p text:style-name="P42">Skript tekitab 29 tabelit (table), 21 seost (sequence), 68 funktsiooni (functions), 28 päästikprotsessi (triggers).</text:p>
      <text:p text:style-name="P41"><text:span text:style-name="T2">dvklog schema alla tekitatakse 29 funktsiooni (functions) </text:span><text:a xlink:type="simple" xlink:href="https://svn.eesti.ee/projektid/dvk/server/development/trunk/sql/server_latest_pgsql.sql" text:style-name="Internet_20_link" text:visited-style-name="Visited_20_Internet_20_Link"><text:span text:style-name="T15">https://svn.eesti.ee/projektid/dvk/server/development/trunk/sql/server_latest_pgsql.sql</text:span></text:a></text:p>
      <text:p text:style-name="P3"/>
      <text:p text:style-name="P9">Õigused kasutajale dvkuser ja dvkadmin</text:p>
      <text:p text:style-name="P3"/>
      <text:p text:style-name="P1"><text:span text:style-name="T2">Skriptides on vajalik muuta kasutajate parooli. Vaikimisi on seadistatud paroolis </text:span><text:span text:style-name="T2">„</text:span><text:span text:style-name="T2">postgres</text:span><text:span text:style-name="T2">“</text:span><text:span text:style-name="T2">.</text:span></text:p>
      <text:p text:style-name="P6">Järgnevalt on vaja käivitada skriptid andmebaasis:</text:p>
      <text:p text:style-name="P1"><text:span text:style-name="T2">1. </text:span><text:a xlink:type="simple" xlink:href="https://svn.eesti.ee/projektid/dvk/server/development/trunk/sql/dvkadmin.sql" text:style-name="Internet_20_link" text:visited-style-name="Visited_20_Internet_20_Link"><text:span text:style-name="T15">https://svn.eesti.ee/projektid/dvk/server/development/trunk/sql/dvkadmin.sql</text:span></text:a></text:p>
      <text:p text:style-name="P6">Käivitamisel tehakse kõik dvk andmebaasiobjektid, mille omanik on dvkadmin kasutaja.</text:p>
      <text:p text:style-name="P3"/>
      <text:p text:style-name="P1"><text:span text:style-name="T2">2. </text:span><text:a xlink:type="simple" xlink:href="https://svn.eesti.ee/projektid/dvk/server/development/trunk/sql/dvkuser.sql" text:style-name="Internet_20_link" text:visited-style-name="Visited_20_Internet_20_Link"><text:span text:style-name="T15">https://svn.eesti.ee/projektid/dvk/server/development/trunk/sql/dvkuser.sql</text:span></text:a></text:p>
      <text:p text:style-name="P6">Käivitamisel tehakse uus kasutaja nimega dvkuser, lisatakse õigused (lisamine, muutmine, kustutamine vaatamine). </text:p>
      <text:p text:style-name="P3"/>
      <text:p text:style-name="P9">Testplaan</text:p>
      <text:p text:style-name="P6">Kui kõik tomcat ja postgreSQLi seadistused on tehtud ja mõlemad käivitatud ning töötavad, siis on võimalik testida teenuseid postgreSQL andmebaasis.</text:p>
      <text:p text:style-name="P3"/>
      <text:p text:style-name="P9">DVK Server projekt</text:p>
      <text:p text:style-name="P6">Skriptid asuvad kataloogis</text:p>
      <text:p text:style-name="P11"><text:a xlink:type="simple" xlink:href="https://svn.eesti.ee/projektid/dvk/server/development/trunk/sql/testdata/" text:style-name="Internet_20_link" text:visited-style-name="Visited_20_Internet_20_Link"><text:span text:style-name="T15">https://svn.eesti.ee/projektid/dvk/server/development/trunk/sql/testdata/</text:span></text:a></text:p>
      <text:p text:style-name="P11"><text:span text:style-name="T2">1. Käivitada </text:span><text:span text:style-name="T3">insert_data_pgsql.sql</text:span><text:span text:style-name="T2"> skript postgreSQL andmebaasis</text:span></text:p>
      <text:p text:style-name="P11"><text:span text:style-name="T2">2. Käivitada </text:span><text:span text:style-name="T3">insert_data2_pgsql.sql</text:span><text:span text:style-name="T2"> skript postgreSQL andmebaasis</text:span></text:p>
      <text:p text:style-name="P35">3. DVK serveri projekti kompileerimisel käivitatakse test - teenused, mille kohta tekivad kirjed tomcat.log faili ja mida saab kontrollida postgreSQL andmebaasist.</text:p>
      <text:p text:style-name="P9">SOAP UI</text:p>
      <text:p text:style-name="P6">Skriptid asuvad kataloogis</text:p>
      <text:p text:style-name="P11"><text:a xlink:type="simple" xlink:href="https://svn.eesti.ee/projektid/dvk/server/development/trunk/sql/testdata/" text:style-name="Internet_20_link" text:visited-style-name="Visited_20_Internet_20_Link"><text:span text:style-name="T15">https://svn.eesti.ee/projektid/dvk/server/development/trunk/sql/testdata/</text:span></text:a></text:p>
      <text:p text:style-name="P1"><text:soft-page-break/><text:span text:style-name="T2">1. Käivitada skript </text:span><text:span text:style-name="T3">server_data_pgsql.sql </text:span><text:span text:style-name="T2">postgreSQL andmebaasis</text:span></text:p>
      <text:p text:style-name="P6">2. SOAP UI-ga on vaja saata kõik SOAP xml-id, mis asuvad kataloogis</text:p>
      <text:p text:style-name="P1"><text:a xlink:type="simple" xlink:href="https://svn.eesti.ee/projektid/dvk/server/development/trunk/sql/testdata/soap.xml" text:style-name="Internet_20_link" text:visited-style-name="Visited_20_Internet_20_Link"><text:span text:style-name="T15">https://svn.eesti.ee/projektid/dvk/server/development/trunk/sql/testdata/soap.xml</text:span></text:a></text:p>
      <text:p text:style-name="P12"><text:span text:style-name="T2">url: </text:span><text:a xlink:type="simple" xlink:href="http://localhost:8080/dvk/service/dhlHttpSoapPort" text:style-name="Internet_20_link" text:visited-style-name="Visited_20_Internet_20_Link"><text:span text:style-name="T15">http://localhost:8080/dvk/service/dhlHttpSoapPort</text:span></text:a></text:p>
      <text:p text:style-name="P16"/>
      <text:p text:style-name="P9">X-tee päringute kirjeldused</text:p>
      <text:p text:style-name="P11"><text:span text:style-name="T2">X-tee päringute kirjeldused asuvad kataloogis: </text:span><text:a xlink:type="simple" xlink:href="https://svn.eesti.ee/projektid/dvk/server/development/trunk/sql/testdata/paringute_kirjeldused.txt" text:style-name="Internet_20_link" text:visited-style-name="Visited_20_Internet_20_Link"><text:span text:style-name="T15">https://svn.eesti.ee/projektid/dvk/server/development/trunk/sql/te</text:span></text:a><text:span text:style-name="T15"> </text:span><text:a xlink:type="simple" xlink:href="https://svn.eesti.ee/projektid/dvk/server/development/trunk/sql/testdata/paringute_kirjeldused.txt" text:style-name="Internet_20_link" text:visited-style-name="Visited_20_Internet_20_Link"><text:span text:style-name="T15">HYPERLINK "https://svn.eesti.ee/projektid/dvk/server/development/trunk/sql/testdata/paringute_kirjeldused.txt"</text:span></text:a><text:span text:style-name="T15"> </text:span><text:a xlink:type="simple" xlink:href="https://svn.eesti.ee/projektid/dvk/server/development/trunk/sql/testdata/paringute_kirjeldused.txt" text:style-name="Internet_20_link" text:visited-style-name="Visited_20_Internet_20_Link"><text:span text:style-name="T15">HYPERLINK "https://svn.eesti.ee/projektid/dvk/server/development/trunk/sql/testdata/paringute_kirjeldused.txt"</text:span></text:a><text:a xlink:type="simple" xlink:href="https://svn.eesti.ee/projektid/dvk/server/development/trunk/sql/testdata/paringute_kirjeldused.txt" text:style-name="Internet_20_link" text:visited-style-name="Visited_20_Internet_20_Link"><text:span text:style-name="T15"> HYPERLINK "https://svn.eesti.ee/projektid/dvk/server/development/trunk/sql/testdata/paringute_kirjeldused.txt"</text:span></text:a><text:a xlink:type="simple" xlink:href="https://svn.eesti.ee/projektid/dvk/server/development/trunk/sql/testdata/paringute_kirjeldused.txt" text:style-name="Internet_20_link" text:visited-style-name="Visited_20_Internet_20_Link"><text:span text:style-name="T15">stdata/paringute_kirjeldused.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ce style:name="Calibri1" svg:font-family="Calibri"/>
    <style:font-face style:name="Courier New" svg:font-family="'Courier New'"/>
    <style:font-face style:name="OpenSymbol" svg:font-family="OpenSymbol"/>
    <style:font-face style:name="Symbol" svg:font-family="Symbol"/>
    <style:font-face style:name="Times New Roman" svg:font-family="'Times New Roman'"/>
    <style:font-face style:name="Times New Roman1" svg:font-family="'Times New Roman', serif"/>
    <style:font-face style:name="Wingdings" svg:font-family="Wingdings"/>
    <style:font-face style:name="Courier New1" svg:font-family="'Courier New'" style:font-family-generic="modern" style:font-pitch="fixed"/>
    <style:font-face style:name="Consolas" svg:font-family="Consolas" style:font-family-generic="swiss" style:font-pitch="fixed"/>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27T18:26:46.82</dc:date>
    <meta:editing-duration>P4DT5H2M15S</meta:editing-duration>
    <meta:editing-cycles>5</meta:editing-cycles>
    <meta:generator>OpenOffice/4.1.0$Win32 OpenOffice.org_project/410m18$Build-9764</meta:generator>
    <meta:document-statistic meta:table-count="1" meta:image-count="0" meta:object-count="0" meta:page-count="15" meta:paragraph-count="468" meta:word-count="3211" meta:character-count="32824"/>
  </office:meta>
</office:document-meta>
</file>